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2" style:family="paragraph" style:parent-style-name="Text_20_body">
      <style:text-properties fo:background-color="#ffff00"/>
    </style:style>
    <style:style style:name="P13" style:family="paragraph" style:parent-style-name="Text_20_body">
      <style:paragraph-properties fo:text-align="justify" style:justify-single-word="false"/>
      <style:text-properties fo:background-color="#ffff00"/>
    </style:style>
    <style:style style:name="P14" style:family="paragraph" style:parent-style-name="Text_20_body">
      <style:text-properties officeooo:rsid="00aa1acf" officeooo:paragraph-rsid="00aa1acf"/>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paragraph-properties fo:text-align="justify" style:justify-single-word="false" fo:padding="0cm" fo:border="none" style:shadow="none" style:join-border="false"/>
    </style:style>
    <style:style style:name="P18" style:family="paragraph" style:parent-style-name="Text_20_body">
      <style:paragraph-properties fo:text-align="justify" style:justify-single-word="false" fo:padding="0cm" fo:border="none" style:shadow="none" style:join-border="false"/>
      <style:text-properties fo:background-color="#ffff00"/>
    </style:style>
    <style:style style:name="P19"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20"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21" style:family="paragraph" style:parent-style-name="Text_20_body">
      <style:paragraph-properties fo:text-align="center" style:justify-single-word="false" fo:padding="0cm" fo:border="none" style:shadow="none" style:join-border="false"/>
    </style:style>
    <style:style style:name="P22"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23"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24"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25"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28" style:family="paragraph" style:parent-style-name="Text_20_body">
      <style:paragraph-properties fo:text-align="justify" style:justify-single-word="false" fo:padding="0cm" fo:border="none" style:shadow="none" style:join-border="false"/>
      <style:text-properties fo:color="#0000ff"/>
    </style:style>
    <style:style style:name="P29" style:family="paragraph" style:parent-style-name="Text_20_body">
      <style:paragraph-properties fo:text-align="justify" style:justify-single-word="false" fo:padding="0cm" fo:border="none" style:shadow="none" style:join-border="false"/>
      <style:text-properties fo:background-color="transparent"/>
    </style:style>
    <style:style style:name="P30" style:family="paragraph" style:parent-style-name="Text_20_body">
      <style:paragraph-properties fo:text-align="center" style:justify-single-word="false" fo:padding="0cm" fo:border="none" style:shadow="none" style:join-border="false"/>
      <style:text-properties fo:background-color="transparent"/>
    </style:style>
    <style:style style:name="P31"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34"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36"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37"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38"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39"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40"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41"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42"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43"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44"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45"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46"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47"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8357ff" fo:background-color="transparent"/>
    </style:style>
    <style:style style:name="P48"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49"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50"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51"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52"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53"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54"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55"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56"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57"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58"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59"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60"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61"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73"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357ff"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82" style:family="paragraph" style:parent-style-name="Text_20_body">
      <style:paragraph-properties fo:text-align="justify" style:justify-single-word="false" fo:padding="0cm" fo:border="none" style:shadow="none" style:join-border="false"/>
      <style:text-properties fo:background-color="#00ccff"/>
    </style:style>
    <style:style style:name="P83" style:family="paragraph" style:parent-style-name="Text_20_body">
      <style:paragraph-properties fo:text-align="justify" style:justify-single-word="false" fo:padding="0cm" fo:border="none" style:shadow="none" style:join-border="false"/>
      <style:text-properties fo:background-color="#ffffff"/>
    </style:style>
    <style:style style:name="P84" style:family="paragraph" style:parent-style-name="Text_20_body">
      <style:paragraph-properties fo:text-align="justify" style:justify-single-word="false" fo:padding="0cm" fo:border="none" style:shadow="none" style:join-border="false"/>
      <style:text-properties officeooo:rsid="005f8735" officeooo:paragraph-rsid="007caa21"/>
    </style:style>
    <style:style style:name="P85"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86" style:family="paragraph" style:parent-style-name="Text_20_body">
      <style:paragraph-properties fo:text-align="center" style:justify-single-word="false" fo:padding="0cm" fo:border="none" style:shadow="none" style:join-border="false"/>
      <style:text-properties officeooo:rsid="0060b5af" officeooo:paragraph-rsid="007caa21"/>
    </style:style>
    <style:style style:name="P87"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88"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89"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90"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91"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92"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93"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94"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95"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96"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97"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98" style:family="paragraph" style:parent-style-name="Text_20_body">
      <style:paragraph-properties fo:text-align="justify" style:justify-single-word="false" fo:padding="0cm" fo:border="none" style:shadow="none" style:join-border="false"/>
      <style:text-properties officeooo:rsid="00844d81" officeooo:paragraph-rsid="00844d81"/>
    </style:style>
    <style:style style:name="P99"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00"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01"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02"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03"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04"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05"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06"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07"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08"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09"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10"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11"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12"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13"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14"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15"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16"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17"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18" style:family="paragraph" style:parent-style-name="Text_20_body">
      <style:paragraph-properties fo:text-align="justify" style:justify-single-word="false" fo:padding="0cm" fo:border="none" style:shadow="none" style:join-border="false"/>
      <style:text-properties officeooo:rsid="00c0d362" officeooo:paragraph-rsid="00c0d362"/>
    </style:style>
    <style:style style:name="P119"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20"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21"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22"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23"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24"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125"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126"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127"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128"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29" style:family="paragraph" style:parent-style-name="Text_20_body">
      <style:paragraph-properties fo:text-align="justify" style:justify-single-word="false" fo:padding="0cm" fo:border="none" style:shadow="none" style:join-border="false"/>
      <style:text-properties officeooo:rsid="00de9c77" officeooo:paragraph-rsid="00de9c77"/>
    </style:style>
    <style:style style:name="P130" style:family="paragraph" style:parent-style-name="Text_20_body">
      <style:paragraph-properties fo:text-align="justify" style:justify-single-word="false" fo:padding="0cm" fo:border="none" style:shadow="none" style:join-border="false"/>
      <style:text-properties officeooo:rsid="00dfc7f5" officeooo:paragraph-rsid="00dfc7f5"/>
    </style:style>
    <style:style style:name="P131"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132"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134"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13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139"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140"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141"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142"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143"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144" style:family="paragraph" style:parent-style-name="Text_20_body">
      <style:paragraph-properties fo:text-align="justify" style:justify-single-word="false" fo:padding="0cm" fo:border="none" style:shadow="none" style:join-border="false"/>
      <style:text-properties fo:background-color="transparent"/>
    </style:style>
    <style:style style:name="P145"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146"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147"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148"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149"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150"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151"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152"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153"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transparent"/>
    </style:style>
    <style:style style:name="P154"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155"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156"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157"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158"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159"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160"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61" style:family="paragraph" style:parent-style-name="Text_20_body">
      <style:text-properties officeooo:paragraph-rsid="00f7baed"/>
    </style:style>
    <style:style style:name="P162" style:family="paragraph" style:parent-style-name="Heading_20_1">
      <style:paragraph-properties fo:text-align="center" style:justify-single-word="false"/>
    </style:style>
    <style:style style:name="P163"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164" style:family="paragraph" style:parent-style-name="Heading_20_2">
      <style:paragraph-properties fo:text-align="center" style:justify-single-word="false"/>
    </style:style>
    <style:style style:name="P165" style:family="paragraph" style:parent-style-name="Heading_20_2">
      <style:paragraph-properties fo:text-align="center" style:justify-single-word="false"/>
      <style:text-properties fo:language="ru" fo:country="RU"/>
    </style:style>
    <style:style style:name="P166" style:family="paragraph" style:parent-style-name="Quotations">
      <style:text-properties officeooo:paragraph-rsid="00fe743f"/>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9ce832" fo:background-color="#ffff00" loext:char-shading-value="0"/>
    </style:style>
    <style:style style:name="T15" style:family="text">
      <style:text-properties officeooo:rsid="00a335dd" fo:background-color="#ffff00" loext:char-shading-value="0"/>
    </style:style>
    <style:style style:name="T16" style:family="text">
      <style:text-properties officeooo:rsid="00a582bc" fo:background-color="#ffff00" loext:char-shading-value="0"/>
    </style:style>
    <style:style style:name="T17" style:family="text">
      <style:text-properties officeooo:rsid="00d18751" fo:background-color="#ffff00" loext:char-shading-value="0"/>
    </style:style>
    <style:style style:name="T18" style:family="text">
      <style:text-properties officeooo:rsid="00ea382e" fo:background-color="#ffff00" loext:char-shading-value="0"/>
    </style:style>
    <style:style style:name="T19" style:family="text">
      <style:text-properties officeooo:rsid="00ebf0be" fo:background-color="#ffff00" loext:char-shading-value="0"/>
    </style:style>
    <style:style style:name="T20" style:family="text">
      <style:text-properties officeooo:rsid="00ee8ade" fo:background-color="#ffff00" loext:char-shading-value="0"/>
    </style:style>
    <style:style style:name="T21" style:family="text">
      <style:text-properties fo:background-color="#ffff00" loext:char-shading-value="0"/>
    </style:style>
    <style:style style:name="T22" style:family="text">
      <style:text-properties officeooo:rsid="010c4a7f" fo:background-color="#ffff00" loext:char-shading-value="0"/>
    </style:style>
    <style:style style:name="T23" style:family="text">
      <style:text-properties style:use-window-font-color="true" fo:background-color="transparent" loext:char-shading-value="0"/>
    </style:style>
    <style:style style:name="T24" style:family="text">
      <style:text-properties style:use-window-font-color="true" fo:language="ru" fo:country="RU"/>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ru" fo:country="RU" fo:font-weight="normal" style:font-weight-asian="normal" style:font-weight-complex="normal"/>
    </style:style>
    <style:style style:name="T27" style:family="text">
      <style:text-properties style:use-window-font-color="true" fo:language="ru" fo:country="RU" fo:font-weight="normal" fo:background-color="#ffff00" loext:char-shading-value="0" style:font-weight-asian="normal" style:font-weight-complex="normal"/>
    </style:style>
    <style:style style:name="T28" style:family="text">
      <style:text-properties style:use-window-font-color="true" fo:language="uk" fo:country="UA"/>
    </style:style>
    <style:style style:name="T29" style:family="text">
      <style:text-properties style:use-window-font-color="true" fo:language="uk" fo:country="UA" fo:font-weight="normal" style:font-weight-asian="normal" style:font-weight-complex="normal"/>
    </style:style>
    <style:style style:name="T30" style:family="text">
      <style:text-properties style:use-window-font-color="true" fo:background-color="#ffff00" loext:char-shading-value="0"/>
    </style:style>
    <style:style style:name="T31" style:family="text">
      <style:text-properties style:use-window-font-color="true" fo:background-color="#ff00cc" loext:char-shading-value="0"/>
    </style:style>
    <style:style style:name="T32" style:family="text">
      <style:text-properties fo:font-weight="bold" style:font-weight-asian="bold" style:font-weight-complex="bold"/>
    </style:style>
    <style:style style:name="T33" style:family="text">
      <style:text-properties fo:background-color="#ffffff" loext:char-shading-value="0"/>
    </style:style>
    <style:style style:name="T34" style:family="text">
      <style:text-properties fo:language="ru" fo:country="RU"/>
    </style:style>
    <style:style style:name="T35" style:family="text">
      <style:text-properties fo:language="ru" fo:country="RU" fo:background-color="#ffff00" loext:char-shading-value="0"/>
    </style:style>
    <style:style style:name="T36" style:family="text">
      <style:text-properties style:text-line-through-style="solid" style:text-line-through-type="single"/>
    </style:style>
    <style:style style:name="T37" style:family="text">
      <style:text-properties fo:language="en" fo:country="US"/>
    </style:style>
    <style:style style:name="T38" style:family="text">
      <style:text-properties officeooo:rsid="00096716"/>
    </style:style>
    <style:style style:name="T39" style:family="text">
      <style:text-properties officeooo:rsid="000ac609"/>
    </style:style>
    <style:style style:name="T40" style:family="text">
      <style:text-properties officeooo:rsid="000bbf06"/>
    </style:style>
    <style:style style:name="T41" style:family="text">
      <style:text-properties officeooo:rsid="00137d5f"/>
    </style:style>
    <style:style style:name="T42" style:family="text">
      <style:text-properties officeooo:rsid="00140454"/>
    </style:style>
    <style:style style:name="T43" style:family="text">
      <style:text-properties officeooo:rsid="00186ca0"/>
    </style:style>
    <style:style style:name="T44" style:family="text">
      <style:text-properties officeooo:rsid="001909b5"/>
    </style:style>
    <style:style style:name="T45" style:family="text">
      <style:text-properties officeooo:rsid="001a96c4"/>
    </style:style>
    <style:style style:name="T46" style:family="text">
      <style:text-properties officeooo:rsid="001c6172"/>
    </style:style>
    <style:style style:name="T47" style:family="text">
      <style:text-properties officeooo:rsid="001d0cd1"/>
    </style:style>
    <style:style style:name="T48" style:family="text">
      <style:text-properties officeooo:rsid="001de839"/>
    </style:style>
    <style:style style:name="T49" style:family="text">
      <style:text-properties officeooo:rsid="0022926c"/>
    </style:style>
    <style:style style:name="T50" style:family="text">
      <style:text-properties officeooo:rsid="00240954"/>
    </style:style>
    <style:style style:name="T51" style:family="text">
      <style:text-properties officeooo:rsid="0025eaca"/>
    </style:style>
    <style:style style:name="T52" style:family="text">
      <style:text-properties officeooo:rsid="00272c41"/>
    </style:style>
    <style:style style:name="T53" style:family="text">
      <style:text-properties officeooo:rsid="00279d56"/>
    </style:style>
    <style:style style:name="T54" style:family="text">
      <style:text-properties officeooo:rsid="00279d79"/>
    </style:style>
    <style:style style:name="T55" style:family="text">
      <style:text-properties officeooo:rsid="002c52c5"/>
    </style:style>
    <style:style style:name="T56" style:family="text">
      <style:text-properties officeooo:rsid="002e9744"/>
    </style:style>
    <style:style style:name="T57" style:family="text">
      <style:text-properties officeooo:rsid="002ea5fc"/>
    </style:style>
    <style:style style:name="T58" style:family="text">
      <style:text-properties officeooo:rsid="002feb82"/>
    </style:style>
    <style:style style:name="T59" style:family="text">
      <style:text-properties officeooo:rsid="00333b78"/>
    </style:style>
    <style:style style:name="T60" style:family="text">
      <style:text-properties officeooo:rsid="0033d052"/>
    </style:style>
    <style:style style:name="T61" style:family="text">
      <style:text-properties officeooo:rsid="00358c9c"/>
    </style:style>
    <style:style style:name="T62" style:family="text">
      <style:text-properties officeooo:rsid="003be7cd"/>
    </style:style>
    <style:style style:name="T63" style:family="text">
      <style:text-properties officeooo:rsid="003cacee"/>
    </style:style>
    <style:style style:name="T64" style:family="text">
      <style:text-properties officeooo:rsid="003ddbef"/>
    </style:style>
    <style:style style:name="T65" style:family="text">
      <style:text-properties officeooo:rsid="003e8aff"/>
    </style:style>
    <style:style style:name="T66" style:family="text">
      <style:text-properties officeooo:rsid="00409a9a"/>
    </style:style>
    <style:style style:name="T67" style:family="text">
      <style:text-properties officeooo:rsid="004101f2"/>
    </style:style>
    <style:style style:name="T68" style:family="text">
      <style:text-properties officeooo:rsid="0042f8d2"/>
    </style:style>
    <style:style style:name="T69" style:family="text">
      <style:text-properties officeooo:rsid="0042fcac"/>
    </style:style>
    <style:style style:name="T70" style:family="text">
      <style:text-properties officeooo:rsid="0043b5d2"/>
    </style:style>
    <style:style style:name="T71" style:family="text">
      <style:text-properties officeooo:rsid="001683d2"/>
    </style:style>
    <style:style style:name="T72" style:family="text">
      <style:text-properties officeooo:rsid="004b3245"/>
    </style:style>
    <style:style style:name="T73" style:family="text">
      <style:text-properties officeooo:rsid="004ff6ab"/>
    </style:style>
    <style:style style:name="T74" style:family="text">
      <style:text-properties officeooo:rsid="0053aad7"/>
    </style:style>
    <style:style style:name="T75" style:family="text">
      <style:text-properties officeooo:rsid="0054ff23"/>
    </style:style>
    <style:style style:name="T76" style:family="text">
      <style:text-properties officeooo:rsid="00563a94"/>
    </style:style>
    <style:style style:name="T77" style:family="text">
      <style:text-properties officeooo:rsid="005adcc8"/>
    </style:style>
    <style:style style:name="T78" style:family="text">
      <style:text-properties officeooo:rsid="005b3c2d"/>
    </style:style>
    <style:style style:name="T79" style:family="text">
      <style:text-properties officeooo:rsid="0062ad45"/>
    </style:style>
    <style:style style:name="T80" style:family="text">
      <style:text-properties officeooo:rsid="0062c750"/>
    </style:style>
    <style:style style:name="T81" style:family="text">
      <style:text-properties officeooo:rsid="00649d47"/>
    </style:style>
    <style:style style:name="T82" style:family="text">
      <style:text-properties officeooo:rsid="00675eee"/>
    </style:style>
    <style:style style:name="T83" style:family="text">
      <style:text-properties officeooo:rsid="006bb55a"/>
    </style:style>
    <style:style style:name="T84" style:family="text">
      <style:text-properties officeooo:rsid="006dee70"/>
    </style:style>
    <style:style style:name="T85" style:family="text">
      <style:text-properties officeooo:rsid="006e350b"/>
    </style:style>
    <style:style style:name="T86" style:family="text">
      <style:text-properties officeooo:rsid="006fd570"/>
    </style:style>
    <style:style style:name="T87" style:family="text">
      <style:text-properties officeooo:rsid="00732bb8"/>
    </style:style>
    <style:style style:name="T88" style:family="text">
      <style:text-properties officeooo:rsid="00781539"/>
    </style:style>
    <style:style style:name="T89" style:family="text">
      <style:text-properties officeooo:rsid="0079f069"/>
    </style:style>
    <style:style style:name="T90" style:family="text">
      <style:text-properties officeooo:rsid="007adf15"/>
    </style:style>
    <style:style style:name="T91" style:family="text">
      <style:text-properties officeooo:rsid="007f2f56"/>
    </style:style>
    <style:style style:name="T92" style:family="text">
      <style:text-properties officeooo:rsid="0081fa11"/>
    </style:style>
    <style:style style:name="T93" style:family="text">
      <style:text-properties officeooo:rsid="0085db15"/>
    </style:style>
    <style:style style:name="T94" style:family="text">
      <style:text-properties officeooo:rsid="0089dfab"/>
    </style:style>
    <style:style style:name="T95" style:family="text">
      <style:text-properties officeooo:rsid="008bb206"/>
    </style:style>
    <style:style style:name="T96" style:family="text">
      <style:text-properties officeooo:rsid="008f1c5f"/>
    </style:style>
    <style:style style:name="T97" style:family="text">
      <style:text-properties officeooo:rsid="00931c70"/>
    </style:style>
    <style:style style:name="T98" style:family="text">
      <style:text-properties officeooo:rsid="009b2c4e"/>
    </style:style>
    <style:style style:name="T99" style:family="text">
      <style:text-properties officeooo:rsid="009cf693"/>
    </style:style>
    <style:style style:name="T100" style:family="text">
      <style:text-properties officeooo:rsid="009e7727"/>
    </style:style>
    <style:style style:name="T101" style:family="text">
      <style:text-properties officeooo:rsid="009f0f49"/>
    </style:style>
    <style:style style:name="T102" style:family="text">
      <style:text-properties officeooo:rsid="00a0250c"/>
    </style:style>
    <style:style style:name="T103" style:family="text">
      <style:text-properties officeooo:rsid="00a06c7e"/>
    </style:style>
    <style:style style:name="T104" style:family="text">
      <style:text-properties officeooo:rsid="00a335dd"/>
    </style:style>
    <style:style style:name="T105" style:family="text">
      <style:text-properties officeooo:rsid="00a3d065"/>
    </style:style>
    <style:style style:name="T106" style:family="text">
      <style:text-properties officeooo:rsid="00a582bc"/>
    </style:style>
    <style:style style:name="T107" style:family="text">
      <style:text-properties officeooo:rsid="00aa1acf"/>
    </style:style>
    <style:style style:name="T108" style:family="text">
      <style:text-properties officeooo:rsid="00ab5403"/>
    </style:style>
    <style:style style:name="T109" style:family="text">
      <style:text-properties officeooo:rsid="00af0d86"/>
    </style:style>
    <style:style style:name="T110" style:family="text">
      <style:text-properties officeooo:rsid="00b059ee"/>
    </style:style>
    <style:style style:name="T111" style:family="text">
      <style:text-properties officeooo:rsid="00b1146f"/>
    </style:style>
    <style:style style:name="T112" style:family="text">
      <style:text-properties officeooo:rsid="00b151ed"/>
    </style:style>
    <style:style style:name="T113" style:family="text">
      <style:text-properties officeooo:rsid="00b28a06"/>
    </style:style>
    <style:style style:name="T114" style:family="text">
      <style:text-properties officeooo:rsid="00b2a3a7"/>
    </style:style>
    <style:style style:name="T115" style:family="text">
      <style:text-properties officeooo:rsid="00b834d9"/>
    </style:style>
    <style:style style:name="T116" style:family="text">
      <style:text-properties officeooo:rsid="00bae8b0"/>
    </style:style>
    <style:style style:name="T117" style:family="text">
      <style:text-properties officeooo:rsid="00bbe755"/>
    </style:style>
    <style:style style:name="T118" style:family="text">
      <style:text-properties officeooo:rsid="00bd68b4"/>
    </style:style>
    <style:style style:name="T119" style:family="text">
      <style:text-properties officeooo:rsid="00c1e470"/>
    </style:style>
    <style:style style:name="T120" style:family="text">
      <style:text-properties officeooo:rsid="00c3f4c3"/>
    </style:style>
    <style:style style:name="T121" style:family="text">
      <style:text-properties officeooo:rsid="00c6c719"/>
    </style:style>
    <style:style style:name="T122" style:family="text">
      <style:text-properties officeooo:rsid="00cebabf"/>
    </style:style>
    <style:style style:name="T123" style:family="text">
      <style:text-properties officeooo:rsid="00d18751"/>
    </style:style>
    <style:style style:name="T124" style:family="text">
      <style:text-properties officeooo:rsid="00d2f8d8"/>
    </style:style>
    <style:style style:name="T125" style:family="text">
      <style:text-properties officeooo:rsid="00d66348"/>
    </style:style>
    <style:style style:name="T126" style:family="text">
      <style:text-properties officeooo:rsid="00d82149"/>
    </style:style>
    <style:style style:name="T127" style:family="text">
      <style:text-properties officeooo:rsid="00d9930c"/>
    </style:style>
    <style:style style:name="T128" style:family="text">
      <style:text-properties officeooo:rsid="00da051f"/>
    </style:style>
    <style:style style:name="T129" style:family="text">
      <style:text-properties officeooo:rsid="00da41ef"/>
    </style:style>
    <style:style style:name="T130" style:family="text">
      <style:text-properties officeooo:rsid="00dbb737"/>
    </style:style>
    <style:style style:name="T131" style:family="text">
      <style:text-properties officeooo:rsid="00e00fdb"/>
    </style:style>
    <style:style style:name="T132" style:family="text">
      <style:text-properties officeooo:rsid="00e3ae1f"/>
    </style:style>
    <style:style style:name="T133" style:family="text">
      <style:text-properties officeooo:rsid="00ee66fa"/>
    </style:style>
    <style:style style:name="T134" style:family="text">
      <style:text-properties officeooo:rsid="00ee8ade"/>
    </style:style>
    <style:style style:name="T135" style:family="text">
      <style:text-properties officeooo:rsid="00f5173d"/>
    </style:style>
    <style:style style:name="T136" style:family="text">
      <style:text-properties officeooo:rsid="00f55537"/>
    </style:style>
    <style:style style:name="T137" style:family="text">
      <style:text-properties officeooo:rsid="00f5fdf4"/>
    </style:style>
    <style:style style:name="T138" style:family="text">
      <style:text-properties officeooo:rsid="00f9f817"/>
    </style:style>
    <style:style style:name="T139" style:family="text">
      <style:text-properties officeooo:rsid="00fb60aa"/>
    </style:style>
    <style:style style:name="T140" style:family="text">
      <style:text-properties officeooo:rsid="00fc4b86"/>
    </style:style>
    <style:style style:name="T141" style:family="text">
      <style:text-properties officeooo:rsid="00fe743f"/>
    </style:style>
    <style:style style:name="T142" style:family="text">
      <style:text-properties officeooo:rsid="00ff3d49"/>
    </style:style>
    <style:style style:name="T143" style:family="text">
      <style:text-properties officeooo:rsid="0102990d"/>
    </style:style>
    <style:style style:name="T144" style:family="text">
      <style:text-properties officeooo:rsid="010435d7"/>
    </style:style>
    <style:style style:name="T145" style:family="text">
      <style:text-properties officeooo:rsid="0104ba60"/>
    </style:style>
    <style:style style:name="T146" style:family="text">
      <style:text-properties officeooo:rsid="0104e5f8"/>
    </style:style>
    <style:style style:name="T147" style:family="text">
      <style:text-properties officeooo:rsid="0106cd53"/>
    </style:style>
    <style:style style:name="T148" style:family="text">
      <style:text-properties officeooo:rsid="010bf4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164" text:outline-level="2">1</text:h>
      <text:p text:style-name="P28">009 Sound System – DreamScape (https://www.youtube.com/watch?v=TKfS5zVfGBc)</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76">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text:soft-page-break/></text:p>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7">Я осторожно задвинул судно обратно под кровать Терминатору. Дело сделано. Теперь можно и заснуть.</text:p>
      <text:p text:style-name="P21"/>
      <text:p text:style-name="P21">~~~</text:p>
      <text:p text:style-name="P17"><text:a xlink:type="simple" xlink:href="https://www.youtube.com/watch?v=rvk5D1iI2LA" text:style-name="Internet_20_link" text:visited-style-name="Visited_20_Internet_20_Link">https://www.youtube.com/watch?v=rvk5D1iI2LA</text:a></text:p>
      <text:h text:style-name="P163" text:outline-level="1">Mark Knopfler - Marbletown - Córdoba 2010 </text:h>
      <text:p text:style-name="P17"/>
      <text:p text:style-name="P17">Джет нетерпеливо толкает меня копытом в плечо. &lt;<text:span text:style-name="T9">Её полное имя – Рэйнбоу Джет</text:span>&gt;</text:p>
      <text:p text:style-name="P17">- Хум, вставай! Хум! Пора собираться! Хум… Хуман!!!</text:p>
      <text:p text:style-name="P17">Последний толчок был больше похож на пинок. Я со стоном разлепляю веки.</text:p>
      <text:p text:style-name="P17"/>
      <text:p text:style-name="P1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7">&lt;<text:span text:style-name="T9">одеяло?</text:span>&gt;</text:p>
      <text:p text:style-name="P17">- Они приближаются! Я слышала их горн<text:span text:style-name="T1">!</text:span> Надо убираться отсюда!</text:p>
      <text:p text:style-name="P17"/>
      <text:p text:style-name="P17">Последнюю порцию барахла Джет утрамбовывает, с размаху усевшись на мешок. Тот жалобно скрипит.</text:p>
      <text:p text:style-name="P17"/>
      <text:p text:style-name="P17"><text:soft-page-break/>- Да вставай же!</text:p>
      <text:p text:style-name="P17">Не дождавшись, Джет нетерпеливо прыгает ко мне и, поддев мордой, переводит в сидячее положение.</text:p>
      <text:p text:style-name="P17">Мешок, облегчённо крякнув, вываливает половину содержимого на землю.</text:p>
      <text:p text:style-name="P17"/>
      <text:p text:style-name="P17">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7">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7"/>
      <text:p text:style-name="P17">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7"/>
      <text:p text:style-name="P18">Нет, Агамемнон – ерунда. За нами. Гонятся. Чёртовы. Чокнутые. Пони.</text:p>
      <text:p text:style-name="P18"/>
      <text:p text:style-name="P18">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8">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8"/>
      <text:p text:style-name="P18">Ну вот кто заставил тебя улыбаться Дейдре, Хуман? Ведь всё так неплохо шло…</text:p>
      <text:p text:style-name="P17"/>
      <text:p text:style-name="P21">***</text:p>
      <text:p text:style-name="P17">...</text:p>
      <text:p text:style-name="P17">- Привет, красавчики! &lt;<text:span text:style-name="T9">Развернуть характер Эпплхэт и её маленькой сестры Лейлы</text:span>&gt;</text:p>
      <text:p text:style-name="P17"/>
      <text:p text:style-name="P17">Мы обернулись на голос и узрели с полдюжины копий, чуть ли не уткнувшихся нам в носы.</text:p>
      <text:p text:style-name="P17"/>
      <text:p text:style-name="P17">Наконец-то до тебя, Хуман, дошло,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text:soft-page-break/>в крепких копытах упакованных в грязные кожано-кольчужные доспехи понях, всем своим видом показывающих, что улыбок им сегодня не завезли. </text:p>
      <text:p text:style-name="P17"/>
      <text:p text:style-name="P1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7"/>
      <text:p text:style-name="P1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7">В незащищённую бронёй шею Джет упиралось копьё крохотной поньки с гривой ёршиком. &lt;<text:span text:style-name="T9">Развернуть характер Лейлы Блум</text:span>&gt;</text:p>
      <text:p text:style-name="P17"/>
      <text:p text:style-name="P17">- Хорошая попытка, летун, - расплылась в ехидной улыбке малютка, - но устраивать засады нас учат с младенчества. Крылатым этого не понять, правда?</text:p>
      <text:p text:style-name="P17"/>
      <text:p text:style-name="P17">Тут до меня дошло, что крыльев у этих оборванцев не наблюдается.</text:p>
      <text:p text:style-name="P17"/>
      <text:p text:style-name="P17">-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7"/>
      <text:p text:style-name="P17">Та мрачно стояла, сцепив зубы.</text:p>
      <text:p text:style-name="P17"/>
      <text:p text:style-name="P17">-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17"/>
      <text:p text:style-name="P17">Её собеседница только хмыкнула.</text:p>
      <text:p text:style-name="P17"/>
      <text:p text:style-name="P17">- Хорош жеребёнок - ягодицы, что у ломовика! - она задумалась. - Так. Летуна – на кухню. А этого… красавчика – к Дейдре.</text:p>
      <text:p text:style-name="P17"/>
      <text:p text:style-name="P21">…</text:p>
      <text:p text:style-name="P21"/>
      <text:p text:style-name="P17"><text:soft-page-break/>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7"/>
      <text:p text:style-name="P17">…</text:p>
      <text:p text:style-name="P17"/>
      <text:p text:style-name="P17">-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17"/>
      <text:p text:style-name="P17">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17">Поняха с недоверием смотрела на меня.</text:p>
      <text:p text:style-name="P17"/>
      <text:p text:style-name="P17">- Хум, ты прикалываешься? Или та поломаная пегаска таки права, и ты действительно ничего не помнишь?</text:p>
      <text:p text:style-name="P17"/>
      <text:p text:style-name="P17">Понька принялась загибать копыта, делая сброс через каждую пару:</text:p>
      <text:p text:style-name="P17"/>
      <text:p text:style-name="P1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7"/>
      <text:p text:style-name="P17">…Я истерически рассмеялся…</text:p>
      <text:p text:style-name="P17"/>
      <text:p text:style-name="P17">-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17"/>
      <text:p text:style-name="P17">Поняха с надеждой посмотрела на меня. Я с огромным облегчением отрицательно помотал головой.</text:p>
      <text:p text:style-name="P17"/>
      <text:p text:style-name="P17">-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text:soft-page-break/>–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7"/>
      <text:p text:style-name="P17">Дейдра мечтательно вздохнула.</text:p>
      <text:p text:style-name="P17"/>
      <text:p text:style-name="P17">- Может, ты тоже вождь своего племени, Хум? Какой у тебя талант? Летать и магичить ты не умеешь. Может, ты умеешь <text:span text:style-name="T23">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17"/>
      <text:p text:style-name="P17">Я упорно помотал головой. Дейдра пристально уставилась на меня, пытаясь рассмотреть мой талант. Наконец она ухмыльнулась кривой улыбкой.</text:p>
      <text:p text:style-name="P17"/>
      <text:p text:style-name="P1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7">-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7"/>
      <text:p text:style-name="P17">Розовая поняха заметно поскучнела.</text:p>
      <text:p text:style-name="P17"/>
      <text:p text:style-name="P1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17"/>
      <text:p text:style-name="P1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
      <text:p text:style-name="P1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
      <text:p text:style-name="P17"><text:soft-page-break/>Я улыбнулся и понимающе покачал головой. Всё-таки между людьми и пони намного больше общего, чем тебе казалось, Хуман!</text:p>
      <text:p text:style-name="P17">Дейдра уныло свесила голову.</text:p>
      <text:p text:style-name="P17"/>
      <text:p text:style-name="P1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7"/>
      <text:p text:style-name="P17">Розовая кобылка вновь сжала зубами горлышко и запрокинула бутылку. Послышалось долгое бульканье.</text:p>
      <text:p text:style-name="P17"/>
      <text:p text:style-name="P17">-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7"/>
      <text:p text:style-name="P1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7"/>
      <text:p text:style-name="P1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7"/>
      <text:p text:style-name="P17">Кобылка завела глаза, сложила губы бантиком и произнесла фальцетом:</text:p>
      <text:p text:style-name="P17"/>
      <text:p text:style-name="P17">-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17"/>
      <text:p text:style-name="P1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7"/>
      <text:p text:style-name="P17">-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7"/>
      <text:p text:style-name="P17"><text:soft-page-break/>Вместе с храпом изо рта самой великой пиратки вылетело три розовых пузыря. Поняха явно перебрала с алкоголем.</text:p>
      <text:p text:style-name="P17"/>
      <text:p text:style-name="P21">…</text:p>
      <text:p text:style-name="P21"/>
      <text:p text:style-name="P1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7"/>
      <text:p text:style-name="P1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7"/>
      <text:p text:style-name="P17">- Джет… Джет… Да вставай же, засоня! - я громко шептал в ухо спящей пегаске, <text:span text:style-name="T1">легонько похлопывая по шее.</text:span></text:p>
      <text:p text:style-name="P17">- Мн-мн-хррр, - сонно чавкала пегаска, пуская слюни. - Гороховый суп закончился. Пюре будет через полчаса. Не ломайте лавки, пожалуйста… А? Что?</text:p>
      <text:p text:style-name="P17"/>
      <text:p text:style-name="P17">Я шёлкнул пегаску по носу.</text:p>
      <text:p text:style-name="P17">- Вставай! Надо сматываться. Дейдра хочет сделать меня своим фаворитом. У меня плохие предчувствия на этот счёт.</text:p>
      <text:p text:style-name="P17"/>
      <text:p text:style-name="P17">Пегаска поднялась, потирая нос копытом. Рваное одеяло сползло с её тела и в нос мне ударил кислый запах. </text:p>
      <text:p text:style-name="P17">-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1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7"/>
      <text:p text:style-name="P17">…</text:p>
      <text:p text:style-name="P17"/>
      <text:p text:style-name="P1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7"><text:soft-page-break/></text:p>
      <text:p text:style-name="P17">Есть только одно маленькое “но”.</text:p>
      <text:p text:style-name="P17">Эти двадцать шагов заполнены валяющимися вповалку, храпящими, чмокающими, сопящими и дёргающимися во сне пони.</text:p>
      <text:p text:style-name="P17"/>
      <text:p text:style-name="P17">- Ты чего остановился? - пихнула меня головой в спину Джет. - Надо торопиться, пока не рассвело!</text:p>
      <text:p text:style-name="P17"/>
      <text:p text:style-name="P17">Я обреченно вздохнул, выбрал на полу место, свободное от понеконечностей и поставил туда ногу.</text:p>
      <text:p text:style-name="P17">Почти попал. Светло-коричневая пони ойкнула и сжалась во сне, когда я наступил ей на хвост.</text:p>
      <text:p text:style-name="P1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7"/>
      <text:p text:style-name="P17">Позади меня послышалось топанье, череда взвизгиваний и возни, нарастающая, подобно прибою.</text:p>
      <text:p text:style-name="P17">Джет невозмутимо торила свой путь прямо по ногам, туловищам и хвостам распластавшихся на полу пони.</text:p>
      <text:p text:style-name="P17"/>
      <text:p text:style-name="P17">- Ты рехнулась? - зашипел на неё я, - надо ж осторожно!</text:p>
      <text:p text:style-name="P17">- Ну, раз ты так хочешь, - пожала плечами пегаска и осторожно поставила ногу на голову пони, сосущей во сне собственное копыто.</text:p>
      <text:p text:style-name="P17"/>
      <text:p text:style-name="P1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7"/>
      <text:p text:style-name="P17">Я остервенело дёргал ручку двери, ощущая затылком просыпающийся зал.</text:p>
      <text:p text:style-name="P17">- Закрыто, блин! - я дёрнул ещё сильнее и приложился задницой о пол, сжимая в руке оторванную ручку.</text:p>
      <text:p text:style-name="P17"/>
      <text:p text:style-name="P17">- Хум<text:span text:style-name="T25">, подвинься!</text:span></text:p>
      <text:p text:style-name="P31">Пегаска оттеснила меня крупом и повернулась к двери задом.</text:p>
      <text:p text:style-name="P17"/>
      <text:p text:style-name="P132">БАБАХ!!!</text:p>
      <text:p text:style-name="P132"/>
      <text:p text:style-name="P132">Я ошалело смотрел на дверь, вылетевшую вместе с косяком во двор.</text:p>
      <text:p text:style-name="P132"/>
      <text:p text:style-name="P13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132">- Ага. - ухмыльнулась Джет. - Я — крутая! По заднему джебу мне нет равных на нашем облаке и двух соседних!</text:p>
      <text:p text:style-name="P132">- То же мне — крутая! - донеслось откуда-то снизу. - Да я смогла бы выбить эту дверь лбом! Она всё равно кое-как сляпана из обломков скамеек!</text:p>
      <text:p text:style-name="P132"/>
      <text:p text:style-name="P133">Мои ноги обнимала Дейдра, улыбаясь мне хищной улыбкой.</text:p>
      <text:p text:style-name="P133"/>
      <text:p text:style-name="P133">- И, кстати, чтобы открыть её, достаточно было просто отодвинуть засов.</text:p>
      <text:p text:style-name="P133"/>
      <text:p text:style-name="P133">В забеге на первенство тупости ты уверенно догоняешь пегаску, Хуман!</text:p>
      <text:p text:style-name="P133">Я криво улыбнулся Дейдре.</text:p>
      <text:p text:style-name="P133"/>
      <text:p text:style-name="P13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133"/>
      <text:p text:style-name="P133">Я сразу понял, что улыбаться Дейдре было плохой идеей. Поняха состроила щенячьи глаза и усилила и без того стальную хватку вокруг моих ног.</text:p>
      <text:p text:style-name="P133"/>
      <text:p text:style-name="P133">- Не бросай меня, Хум! Мне тут так скууучнооо!</text:p>
      <text:p text:style-name="P133"/>
      <text:p text:style-name="P133">Губы её задрожжали, как будто она собралась зареветь.</text:p>
      <text:p text:style-name="P13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33"/>
      <text:p text:style-name="P13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133"/>
      <text:p text:style-name="P133">- Ммммфффф! - отвечала ей Джет.</text:p>
      <text:p text:style-name="P133"/>
      <text:p text:style-name="P133">Диалог прервался взвизгом и плеском воды. Наконец-то я почувствовал свои ноги свободными!</text:p>
      <text:p text:style-name="P133"/>
      <text:p text:style-name="P21"><text:soft-page-break/>***</text:p>
      <text:p text:style-name="P17"/>
      <text:p text:style-name="P17">- Ты опять за своё! - крик Джет прямо в ухо перемешивает все воспоминания. - Выныривай! Они уже совсем близко!!!</text:p>
      <text:p text:style-name="P17"/>
      <text:p text:style-name="P17">Я содрогаюсь, вскакиваю с земли и машинально забрасываю мешок на плёчо.</text:p>
      <text:p text:style-name="P17"/>
      <text:p text:style-name="P17">- Идём.</text:p>
      <text:p text:style-name="P17"/>
      <text:h text:style-name="P164" text:outline-level="2">1.5</text:h>
      <text:p text:style-name="P10"/>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1"/>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text:soft-page-break/></text:p>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text:soft-page-break/></text:p>
      <text:p text:style-name="P7">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text:soft-page-break/></text:p>
      <text:p text:style-name="P7">КРАК!!!<text:line-break/>… Бля…</text:p>
      <text:p text:style-name="P7"/>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text:soft-page-break/>-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Шестнадцать вагонеток отличной высоконасыщенной серебряной руды! Одна вагонетка в день – это поистине королевский подарок!</text:p>
      <text:p text:style-name="P6">- Тридцать пять процентов! За тридцать пять лет! Не морочь мне голову – шестнадцать вагонеток в Крогхарте добывалось двести лет назад! Сейчас и десять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ую тысячу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к его горлу стилет.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31">- Пять битов! - поворачивается к Луне Селестия.</text:p>
      <text:p text:style-name="P31">Та молча достаёт монетку из шкафчика за троном и кладёт в протянутое копыто.</text:p>
      <text:h text:style-name="P164" text:outline-level="2">2</text:h>
      <text:p text:style-name="P17"/>
      <text:p text:style-name="P1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7"/>
      <text:p text:style-name="P17">- Дед, сигу не долганёшь?</text:p>
      <text:p text:style-name="P29">- Не курю.</text:p>
      <text:p text:style-name="P29">- Я не спрашивал тебя, куришь ли ты? - пальцы вопрошавшего шевелились, как будто разминая невидимый пластилин. - Сигу не долганёшь?</text:p>
      <text:p text:style-name="P18"/>
      <text:p text:style-name="P29">Крыс спрыгнул с подоконника, царапнув грязным ногтем по кафелю уборной.</text:p>
      <text:p text:style-name="P29">- Ты ведь должен мне ещё с прошлого раза.</text:p>
      <text:p text:style-name="P29"/>
      <text:p text:style-name="P29">Я вытащил из рукава пижамы двадцатисантиметровый гвоздь и плюнул ему под ноги.</text:p>
      <text:p text:style-name="P29"/>
      <text:p text:style-name="P29">- Ничего я тебе не должен. И ты сам это знаешь. Пошёл нахуй.</text:p>
      <text:p text:style-name="P29"/>
      <text:p text:style-name="P29">Крыс криво улыбнулся.</text:p>
      <text:p text:style-name="P29"/>
      <text:p text:style-name="P29">- Ну-ну. Вы тут, в Чертогах, совсем озверели, что ли? Из окон выпрыгиваете, на людей кидаетесь. Ладно-ладно, пока. Ещё увидимся.</text:p>
      <text:p text:style-name="P29"/>
      <text:p text:style-name="P2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34">под конвоем церберов с автоматами</text:span>, и нас не навещают извне. Никто и никогда.</text:p>
      <text:p text:style-name="P2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text:span text:style-name="T87">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87">четверть</text:span> пачки. И если Крыс не помнит, на чём мы сторговались – это его проблемы, не мои.</text:p>
      <text:p text:style-name="P29"/>
      <text:p text:style-name="P2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30">Смысл речи Папы?</text:span>&gt;</text:p>
      <text:p text:style-name="P29"/>
      <text:p text:style-name="P35">…шшш… </text:p>
      <text:p text:style-name="P35">sanctificetur nomen tuum; </text:p>
      <text:p text:style-name="P35">adveniat regnum tuum; </text:p>
      <text:p text:style-name="P35">fiat voluntas tua, sicut in caelo et in terra…</text:p>
      <text:p text:style-name="P35">…хрррсссшшш… </text:p>
      <text:p text:style-name="P35">ne nuclear bellum. Amen</text:p>
      <text:p text:style-name="P35">…шшшссс…</text:p>
      <text:p text:style-name="P35"/>
      <text:p text:style-name="P2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29">Я уже открывал дверь в палату, когда услышал лениво брошенное в спину замечание.</text:p>
      <text:p text:style-name="P29"/>
      <text:p text:style-name="P29">- Дед, собирай шмотки, скоро переезжаешь. На твоё место новенького поселяют. А тебя в соседнюю палату.</text:p>
      <text:p text:style-name="P29"/>
      <text:p text:style-name="P29">Я повернулся.</text:p>
      <text:p text:style-name="P29"/>
      <text:p text:style-name="P29">- Когда переезд?</text:p>
      <text:p text:style-name="P29">- Завтра. Или послезавтра, если чувак в реанимации задержится. </text:p>
      <text:p text:style-name="P29">- А почему не новенького в соседнюю? На кой чёрт им я сдался?</text:p>
      <text:p text:style-name="P29"/>
      <text:p text:style-name="P29"><text:s/>Дредд удивлённо бухнулся на все четыре ножки стула.</text:p>
      <text:p text:style-name="P2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29"/>
      <text:p text:style-name="P2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29">Так что нет, не за память я пекусь. Просто приём нейролептиков напрочь отключает не только память, но и сновидения – я проверял.</text:p>
      <text:p text:style-name="P29"/>
      <text:p text:style-name="P29">А мне нравятся сны.</text:p>
      <text:p text:style-name="P3"/>
      <text:p text:style-name="P30">~~~</text:p>
      <text:p text:style-name="P29">&lt;<text:span text:style-name="T9">Статуэтка Селестии</text:span>&gt;</text:p>
      <text:p text:style-name="P2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34">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34">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35">неделю</text:span><text:span text:style-name="T34"> назад. </text:span>Дым от привала преследователей не виден уже последние два дня. Я спускаюсь вниз и спрыгиваю с нижней ветки на землю. </text:p>
      <text:p text:style-name="P29"/>
      <text:p text:style-name="P29">- Таки оторвались. Но впереди обрыв. Надо думать, как спуститься.</text:p>
      <text:p text:style-name="P29"/>
      <text:p text:style-name="P29">Джет виновато смотрит на меня. Вот глупая пегаска! Она <text:span text:style-name="T33">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29"/>
      <text:p text:style-name="P29">- Каша будет готова через пять минут.</text:p>
      <text:p text:style-name="P29"/>
      <text:p text:style-name="P29">Словно бы в заглаживание вины своей немощности, Джет взяла готовку пищи на себя. </text:p>
      <text:p text:style-name="P29"/>
      <text:p text:style-name="P2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29"/>
      <text:p text:style-name="P29">Джет сидит у костра напротив меня и молча жуёт кашу.</text:p>
      <text:p text:style-name="P29">- Ты теперь до старости будешь его носить? - указываю я на одеяло.</text:p>
      <text:p text:style-name="P29">Пегаска только сильнее кутается в него. Кажется, она дрожит.</text:p>
      <text:p text:style-name="P29">- Тебе холодно? Брось, у костра же жарко? Давай я на тебя куртку накину?</text:p>
      <text:p text:style-name="P2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29"/>
      <text:p text:style-name="P29">Ладно же, мне эти странности уже осточертели!</text:p>
      <text:p text:style-name="P2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29"/>
      <text:p text:style-name="P29">Едва слышится шорох сзади. Сначала чуть заметно коснувшись, Джет медленно прижимается ко мне всей спиной. Она сильно дрожит.</text:p>
      <text:p text:style-name="P29">Так мы согреваем друг-друга с тех пор, как сбежали от твердолобов – ночи стали заметно свежее.</text:p>
      <text:p text:style-name="P29">Но сейчас я отвергаю негласный договор. Это и раздражение на скрытность пегаски, и… </text:p>
      <text:p text:style-name="P2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29"/>
      <text:p text:style-name="P29">- Джет, блин, у нас речка в двух шагах! Я понимаю, холодно, но нельзя ли помыться? Реально трудно находиться рядом с тобой…</text:p>
      <text:p text:style-name="P29"/>
      <text:p text:style-name="P29">Так же беззвучно, как возникло, касание пропадает. Пропадает и запах…</text:p>
      <text:p text:style-name="P29"><text:soft-page-break/>Я закрываю глаза.</text:p>
      <text:p text:style-name="P29"/>
      <text:p text:style-name="P29">Просыпаюсь от холода. Щупаю рукой сзади себя. Наконец поворачиваюсь.</text:p>
      <text:p text:style-name="P29">Никого.</text:p>
      <text:p text:style-name="P29"/>
      <text:p text:style-name="P2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29"/>
      <text:p text:style-name="P29">Полянка перед орешником пуста. Едва дымятся угли погасшего костра. В лунном свете цепочка отпечатков копыт в песке ведёт к реке.</text:p>
      <text:p text:style-name="P2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29">…</text:p>
      <text:p text:style-name="P29">Ох, щит!!! М-м-мамочка…</text:p>
      <text:p text:style-name="P29">…</text:p>
      <text:p text:style-name="P29">Меня выворачивает наизнанку. Я падаю на колени и неистово блюю в воду. Течение уносит мой ужин к водопаду.</text:p>
      <text:p text:style-name="P29">Рядом со мной на песке лежит часть крыла. Парочка опарышей ещё ползают по голубоватым перьям. Обломок кости белеет в лунном свете.</text:p>
      <text:p text:style-name="P29">Проклятье! Какой же я долбень!</text:p>
      <text:p text:style-name="P29"/>
      <text:p text:style-name="P2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29"/>
      <text:p text:style-name="P29">Я ускоряюсь.</text:p>
      <text:p text:style-name="P29">Пегаска, понурив голову, бредёт к скальному выступу, нависающему над каньоном. Чуть подумав, она делает шаг в бездну.</text:p>
      <text:p text:style-name="P29">В последнем рывке я совершаю вратарский прыжок и хватаю пегаску за задние ноги. Дыхание перехватывает от удара животом и грудью о камни.</text:p>
      <text:p text:style-name="P29">Пегаска оборачивается. Её передняя нога застывает над пропастью.</text:p>
      <text:p text:style-name="P29"/>
      <text:p text:style-name="P29">- Джет, не дури, - хрипло прошу я осипшим от волнения голосом. - Я ступил. Я все эти дни тупил. Прости.</text:p>
      <text:p text:style-name="P29"><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29">Пегаска поворачивается навстречу пропасти.</text:p>
      <text:p text:style-name="P29"/>
      <text:p text:style-name="P2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29">- Нет! Пожалуйста!!! Я вылечу тебя! Я… Я прижгу рану!</text:p>
      <text:p text:style-name="P29"/>
      <text:p text:style-name="P29">Сквозь рыдания я выкрикиваю какие-то сумасбродные идеи, пока пегаска молча стоит над бездной.</text:p>
      <text:p text:style-name="P29">Наконец она усмехается.</text:p>
      <text:p text:style-name="P29"/>
      <text:p text:style-name="P2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29">Пегаска вздыхает.</text:p>
      <text:p text:style-name="P2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29"/>
      <text:p text:style-name="P2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29">Очень осторожно, словно бы извиняясь, Джет высвобождает сначала одну ногу из моего захвата. Потом вторую. Я тупо смотрю на пустые ладони.</text:p>
      <text:p text:style-name="P29"/>
      <text:p text:style-name="P29">- Ты был хорошим другом. Прощай.</text:p>
      <text:p text:style-name="P29"/>
      <text:p text:style-name="P2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29"/>
      <text:p text:style-name="P29">Мы оборачиваемся на голос. В свете первых лучей солнца на нас смотрит зебра.</text:p>
      <text:p text:style-name="P29"/>
      <text:h text:style-name="P164"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164" text:outline-level="2">3</text:h>
      <text:p text:style-name="P29"/>
      <text:p text:style-name="P2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29"/>
      <text:p text:style-name="P29">- Вы сами видите… - обратился Лысый к Алексу. - Я бы его за периметр не выпускал. Вам решать, разумеется.</text:p>
      <text:p text:style-name="P2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29"/>
      <text:p text:style-name="P29">Лысый грузно поднялся. Скрипнула дверь и мы остались один на один.</text:p>
      <text:p text:style-name="P29"/>
      <text:p text:style-name="P29">- П-привет, Дедлайн - пробормотал Алекс.</text:p>
      <text:p text:style-name="P29">- Привет, сослуживец, - криво усмехнулся я. Старое командное прозвище не вызвало во мне ностальгии.</text:p>
      <text:p text:style-name="P29"/>
      <text:p text:style-name="P29">Алекс на миг встретился со мной взглядом и снова опустил глаза.</text:p>
      <text:p text:style-name="P29"/>
      <text:p text:style-name="P29">- Ты же знаешь, у нас не было другого выхода. Извини.</text:p>
      <text:p text:style-name="P29">- Да ладно. Мне-то что. Тут неплохо кормят.</text:p>
      <text:p text:style-name="P29">- Парк для прогулок будет <text:span text:style-name="T133">увеличиваться</text:span>. Мы присоединили к территории автостоянку и засадили её соснами. <text:span text:style-name="T133">Там даже дёрн с грибницей положат – можно будет</text:span> <text:span text:style-name="T133">сыроежки собирать после дождя. </text:span>Уже достраивают расширенную ограду. <text:span text:style-name="T34">Я даже могу устроить тебе вылазки в город.</text:span> И я попросил, чтобы тебя перевели в свободную палату.</text:p>
      <text:p text:style-name="P29">- А вот этого, как раз, не надо, - прервал я извинения Алекса. - Мне и в текущей неплохо. Говори, зачем позвал?</text:p>
      <text:p text:style-name="P29"/>
      <text:p text:style-name="P2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33">Облако в виде смешной крылатой лошадки приближалось по небосводу к серым корпусам больницы</text:span>.</text:p>
      <text:p text:style-name="P29"/>
      <text:p text:style-name="P29"><text:soft-page-break/>Наконец Алекс пожал плечами и <text:span text:style-name="T33">посмотрел мне в глаза</text:span>.</text:p>
      <text:p text:style-name="P29">- Дед, у нас проблемы. Хэвэн начала убивать.</text:p>
      <text:p text:style-name="P29"/>
      <text:p text:style-name="P29">Я откинулся на спинку стула и громко похлопал в ладоши.</text:p>
      <text:p text:style-name="P2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29"/>
      <text:p text:style-name="P29">Мой бывший руководитель проекта досадливо сморщился и откинулся на спинку стула.</text:p>
      <text:p text:style-name="P29">- Ты не так меня понял. Мы не можем прикрыть проект. Никто нам не даст. Особенно сейчас, когда у наших противников на подходе аналогичные комплексы. Нам нужна твоя помощь…</text:p>
      <text:p text:style-name="P29"/>
      <text:p text:style-name="P29">… Алекс терпеливо подождал, пока я прекращу ржать.</text:p>
      <text:p text:style-name="P29"/>
      <text:p text:style-name="P145">-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рта прохождения ловушек. Ты ведь единственный, кто сохранил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33">Мы читаем это в логах Уроков.</text:span></text:p>
      <text:p text:style-name="P145">Всего пару советов, и ты спасешь людей. </text:p>
      <text:p text:style-name="P29"/>
      <text:p text:style-name="P29">Я покачал головой.</text:p>
      <text:p text:style-name="P29">-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29"/>
      <text:p text:style-name="P29">Алекс долго молчал. </text:p>
      <text:p text:style-name="P29">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29"/>
      <text:p text:style-name="P2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2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29"/>
      <text:p text:style-name="P29">Я сжал кулаки и встал. Дверь отворилась и заглянул Лысый. Алекс отрицательно мотнул ему головой.</text:p>
      <text:p text:style-name="P29">- Всё в порядке. Мы общаемся.</text:p>
      <text:p text:style-name="P29"/>
      <text:p text:style-name="P29">Дверь закрылась. Я сел и отвернулся к окну.</text:p>
      <text:p text:style-name="P29"/>
      <text:p text:style-name="P2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33">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29"/>
      <text:p text:style-name="P2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29"/>
      <text:p text:style-name="P29">- В разумных пределах, говоришь?</text:p>
      <text:p text:style-name="P29">- В разумных.</text:p>
      <text:p text:style-name="P29">- А забор будет?</text:p>
      <text:p text:style-name="P29">- Да. Забор убрать не проси. Это невозможно, Дед. Это за пределами разумного. <text:span text:style-name="T133">Брюс никогда в жизни не подпишет. </text:span>Будет и забор, и вооружённая охрана. Даже не мысли о побеге.</text:p>
      <text:p text:style-name="P29">- Понятно.</text:p>
      <text:p text:style-name="P29"/>
      <text:p text:style-name="P18">Я решил схитрить. Просто из интереса. Кроме него, больше ловить тут было нечего.</text:p>
      <text:p text:style-name="P18"/>
      <text:p text:style-name="P18">-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8"/>
      <text:p text:style-name="P18">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8"/>
      <text:p text:style-name="P18"><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34">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8">-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8">- Дед, - мягко остановил меня Алекс. - не надо. Не даешь мне помечтать, жестокий человек…</text:p>
      <text:p text:style-name="P18"/>
      <text:p text:style-name="P18">Выплюнув жвачку в салфетку и аккуратно препроводив бумажный шарик в ведро, Алекс печально развёл руками.</text:p>
      <text:p text:style-name="P18">- Меня не уведомляют о высших целях “<text:span text:style-name="T134">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29">- Разумеется, знал, - отдался воспоминаниям и я. - Это ж от идеи, что партнёра по бизнесу можно уничтожить физически, у Нэша поехала крыша.</text:p>
      <text:p text:style-name="P2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2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29"/>
      <text:p text:style-name="P29">Алекс скучающе завёл глаза.</text:p>
      <text:p text:style-name="P146">-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29"/>
      <text:p text:style-name="P29">Алекс посмотрел на часы, нахмурился и продолжил.</text:p>
      <text:p text:style-name="P29">- И, надеюсь, не будем. Потому что горячая война означает конец. Всем и навсегда. <text:span text:style-name="T134">Кибермозг противника на шесть лет старше нашего – недостижимое преимущество в наших реалиях. К счастью, <text:s/></text:span><text:span text:style-name="T20">MARATHON</text:span><text:span text:style-name="T134">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text:soft-page-break/>экономический аспект войны сейчас в сотни, в тысячи раз более важен, чем вс<text:span text:style-name="T134">ё</text:span> остальн<text:span text:style-name="T134">о</text:span>е, вместе взят<text:span text:style-name="T134">о</text:span>е. А ты стал в позу и называешь нас ублюдками. Одеть белое пальто легче всего!</text:p>
      <text:p text:style-name="P29"/>
      <text:p text:style-name="P29">- Ну-ну. Ты очень убедительно рассказываешь, я проникся. Но ты так и не ответил на мой вопрос,- напомнил я ему. Разговор начал мне надоедать.</text:p>
      <text:p text:style-name="P29"/>
      <text:p text:style-name="P29">Мой бывший босс всё понял. Всё же проницательности ему было не занимать. Он бросил на меня злой взгляд, но тем не менее, начал.</text:p>
      <text:p text:style-name="P29"/>
      <text:p text:style-name="P2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29"/>
      <text:p text:style-name="P2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29"/>
      <text:p text:style-name="P29">Я оборвал смех.</text:p>
      <text:p text:style-name="P2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29"/>
      <text:p text:style-name="P29">-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34">Да, чуть было не забыл!</text:span></text:p>
      <text:p text:style-name="P36"/>
      <text:p text:style-name="P36">Босс вытащил из внутреннего кармана пиджака бутылку «Джентльмен Джека» и поставил передо мной.</text:p>
      <text:p text:style-name="P29"/>
      <text:p text:style-name="P36">- Мне действительно не хватает старых добрых времён. Что бы ты там себе ни думал.</text:p>
      <text:p text:style-name="P36"/>
      <text:p text:style-name="P29"><text:span text:style-name="T34">Алекс</text:span> пошёл к выходу. У двери он замялся и вдруг обернулся.</text:p>
      <text:p text:style-name="P29">- <text:span text:style-name="T34">И, знаешь, с</text:span>амое страшное? <text:span text:style-name="T34">Э</text:span>то то, что ты до сих пор считаешь себя нормальным, - грустно улыбнулся <text:span text:style-name="T34">босс</text:span>. - <text:s/>Человеком. Мне реально страшно это видеть. И всем нам – остальные наблюдали по интеркому.</text:p>
      <text:p text:style-name="P29"/>
      <text:p text:style-name="P29">- Что?</text:p>
      <text:p text:style-name="P29"/>
      <text:p text:style-name="P29"><text:soft-page-break/>- Дедлайн, ты собираешь узор из восьми кубиков по картинке за пару секунд. При этом ещё успеваешь инвертировать цвета.</text:p>
      <text:p text:style-name="P29"/>
      <text:p text:style-name="P29">Алекс вышел.</text:p>
      <text:p text:style-name="P30"><text:line-break/>~~~</text:p>
      <text:p text:style-name="P31"/>
      <text:p text:style-name="P31">… Стражница напротив вот уже полчаса молча сверлит меня взглядом. </text:p>
      <text:p text:style-name="P31">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1"/>
      <text:p text:style-name="P31">Я тайком смотрю на своё отражение в зеркальце, висящем на шее этой мрачной зебры. Нифига, лоб чистый, никаких каракулей не наблюдается.</text:p>
      <text:p text:style-name="P31"/>
      <text:p text:style-name="P31">- А можно..? - наконец, начинаю я.</text:p>
      <text:p text:style-name="P31">- Нельзя, - оборывает зебра. - Зеррика сама выйдет, когда закончит.</text:p>
      <text:p text:style-name="P31"/>
      <text:p text:style-name="P31">Подчёркивая сказанное, стражница перекрывает вход в палатку копьём.</text:p>
      <text:p text:style-name="P31"/>
      <text:p text:style-name="P31">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31"/>
      <text:p text:style-name="P31">Джет до последнего момента казалась мне сделаной из железа — может быть, именно поэтому я не догадывался, что с ней происходит что-то плохое. </text:p>
      <text:p text:style-name="P3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1">Я закрываю глаза, пытаясь вспомнить… </text:p>
      <text:p text:style-name="P31"/>
      <text:p text:style-name="P32">***</text:p>
      <text:p text:style-name="P31"/>
      <text:p text:style-name="P31">.</text:p>
      <text:p text:style-name="P31">.</text:p>
      <text:p text:style-name="P31">.</text:p>
      <text:p text:style-name="P31"><text:soft-page-break/>СИЯНИЕ</text:p>
      <text:p text:style-name="P31">.</text:p>
      <text:p text:style-name="P31">Кто я?</text:p>
      <text:p text:style-name="P31">.</text:p>
      <text:p text:style-name="P31">Где я?</text:p>
      <text:p text:style-name="P31">.</text:p>
      <text:p text:style-name="P31">Где все?</text:p>
      <text:p text:style-name="P31">.</text:p>
      <text:p text:style-name="P31">Чувствую прикосновение. Что-то энергично тормошит меня. Слышу приглушенное бормотание.</text:p>
      <text:p text:style-name="P31">.</text:p>
      <text:p text:style-name="P132">Я открываю глаза и вижу фигуру в голубом.</text:p>
      <text:p text:style-name="P22"/>
      <text:p text:style-name="P22">- Быстро! За мной! - торопливо шепчет мне она.</text:p>
      <text:p text:style-name="P22">Я послушно ползу среди костей и раздавленных черепов за голубой пони… Пони? Какой ещё, к дьяволу, пони?</text:p>
      <text:p text:style-name="P22">- Пегаской! - шипит, оборачиваясь, она.</text:p>
      <text:p text:style-name="P23"/>
      <text:p text:style-name="P22">Видно, последние слова я произнёс вслух. И, да, теперь я замечаю у поняхи два аккуратно сложенных на спине крыла, <text:span text:style-name="T34">одно из них, правда, нарушенной формы</text:span>. Лёгкие пластинчатые доспехи плотно облегают её грудь и бока.</text:p>
      <text:p text:style-name="P22">Черепа… Кости… Пегаска в броне… Чушь какая-то!</text:p>
      <text:p text:style-name="P22"/>
      <text:p text:style-name="P22">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22"/>
      <text:p text:style-name="P22">- Какого чё…?!!</text:p>
      <text:p text:style-name="P22">-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22">- Появится кто? - спросил я, потирая ушибленную о каменный свод макушку.</text:p>
      <text:p text:style-name="P22"/>
      <text:p text:style-name="P22">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22"/>
      <text:p text:style-name="P22"><text:soft-page-break/>Я пригнулся к уху поньки и еле слышно прошептал:</text:p>
      <text:p text:style-name="P22">- Кто это?</text:p>
      <text:p text:style-name="P22">- Агамемнон, - так же, едва шевеля губами, прошептала поняха. - Он сегодня голодный - остался без обеда. И у него хороший слух.</text:p>
      <text:p text:style-name="P22"/>
      <text:p text:style-name="P22">Я снова почесал ушибленный лоб.</text:p>
      <text:p text:style-name="P22">- Мне это имя вообще ничего не говорит.</text:p>
      <text:p text:style-name="P22"/>
      <text:p text:style-name="P22">Пегаска критически осмотрела меня.</text:p>
      <text:p text:style-name="P22">-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22"/>
      <text:p text:style-name="P24">Пегаска попробовала было потрогать меня в паху, но я с возмущением отбросил её копыто.</text:p>
      <text:p text:style-name="P24"/>
      <text:p text:style-name="P22">-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22"/>
      <text:p text:style-name="P22">От беспокойной возни снаружи скала задрожала. Кто-то шумно зевнул и с металлическим скрежетом почесался.</text:p>
      <text:p text:style-name="P22"/>
      <text:p text:style-name="P22">- Так откуда ты? - пытливо спросила поняха.</text:p>
      <text:p text:style-name="P22">-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22">Я закрыл глаза и сосредоточился…</text:p>
      <text:p text:style-name="P31">…</text:p>
      <text:p text:style-name="P31">- Не помню.</text:p>
      <text:p text:style-name="P31">- Что? - удивилась поняха. - Не помнишь, где твой дом?</text:p>
      <text:p text:style-name="P31">- Нет.</text:p>
      <text:p text:style-name="P31">- А как попал в гнездо Агамемнона — помнишь?</text:p>
      <text:p text:style-name="P31">- Нет.</text:p>
      <text:p text:style-name="P31">- А кто ты — помнишь?</text:p>
      <text:p text:style-name="P31">- Нет.</text:p>
      <text:p text:style-name="P22"><text:soft-page-break/><text:span text:style-name="T26">- Ну и ну. Ни в жизнь ещё таких чудаков не встречала. - покачала головой пегаска. - Ты не обижайся, но ты <text:s/>мозгами напоминаешь мне </text:span><text:span text:style-name="T27">полугодовалого жеребёнка</text:span><text:span text:style-name="T26">. То есть, вообще не </text:span><text:span text:style-name="T27">паришь</text:span><text:span text:style-name="T26"> по жизни. Хотя, на вид, взрослый. Как ты, вообще, дожил до своих лет, если не помнишь ничего?</text:span></text:p>
      <text:p text:style-name="P31">-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1">-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1">- Следующий? - я мучительно пытался ухватить логическую нить. - А кто предыдущий?</text:p>
      <text:p text:style-name="P31">-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1">Пегаска склонила шею и я увидел огромную шишку с кровоподтёком на затылке поняхи.</text:p>
      <text:p text:style-name="P31">-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1"/>
      <text:p text:style-name="P22">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22"/>
      <text:p text:style-name="P22">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22"/>
      <text:p text:style-name="P22">…</text:p>
      <text:p text:style-name="P22">СИЯНИЕ</text:p>
      <text:p text:style-name="P31">…</text:p>
      <text:p text:style-name="P22"><text:span text:style-name="T29">Оно п</text:span><text:span text:style-name="T26">овсюду. </text:span><text:span text:style-name="T29">Нет верха и низа, нет направлений и расстояний. Нет м</text:span><text:span text:style-name="T26">ыслей. Нет чувств. Нет времени. Есть только бесконечное сияние…</text:span></text:p>
      <text:p text:style-name="P31">.</text:p>
      <text:p text:style-name="P31">Кто я?</text:p>
      <text:p text:style-name="P31">.</text:p>
      <text:p text:style-name="P31">Где я?</text:p>
      <text:p text:style-name="P31">.</text:p>
      <text:p text:style-name="P2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22"><text:soft-page-break/>Внезапно фигура как будто наклоняется ко мне и почти выкрикивает фразу. Видение рушится, но фраза впечатывается в память:</text:p>
      <text:p text:style-name="P22">- ИДИ В ДРОГОНШТЕРН!</text:p>
      <text:p text:style-name="P22"/>
      <text:p text:style-name="P22">…</text:p>
      <text:p text:style-name="P22"/>
      <text:p text:style-name="P22">- Я ВСПОМНИЛ! ВСПОМНИЛ! ДРОГОНШТЕРН!!! - я хлопнул себя по лбу. - Мне нужно попасть в Дрогонштерн!</text:p>
      <text:p text:style-name="P22"/>
      <text:p text:style-name="P22">Поняха закатила глаза и стукнулась лбом о камень.</text:p>
      <text:p text:style-name="P22">- <text:span text:style-name="T32">Я ЖЕ ПРЕДУПРЕЖДАЛА, ПОТИШЕ!!!</text:span> - заорала понька. - Что за тупой <text:span text:style-name="T9">индивид</text:span> попался!</text:p>
      <text:p text:style-name="P22"/>
      <text:p text:style-name="P22">Снаружи беспокойно завозились, что-то неразборчиво запыхтели и внезапно валун, под которым мы прятались, вознёсся над нашими головами.</text:p>
      <text:p text:style-name="P22">Поняха бросилась на меня, сбив с ног и закрыв телом и крыльями.</text:p>
      <text:p text:style-name="P22"/>
      <text:p text:style-name="P22">-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22">- А как же ты? Он же съест тебя?</text:p>
      <text:p text:style-name="P22">- Не беспокойся, я в последний момент извернусь и улечу. Действуй!</text:p>
      <text:p text:style-name="P22"/>
      <text:p text:style-name="P22">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22"/>
      <text:p text:style-name="P22">- <text:span text:style-name="T32">ВИЖУ СБЕЖАВШИЙ ВЧЕРАШНИЙ ОБЕД. ЕЩЁ НЕ ПРОТУХ. ХОРОШО.</text:span></text:p>
      <text:p text:style-name="P25"/>
      <text:p text:style-name="P26">- Ну так и жри, пока не скисло! - заорала поняха, повернув к нему голову.</text:p>
      <text:p text:style-name="P26"/>
      <text:p text:style-name="P26">- <text:span text:style-name="T32">ОН ЕЩЁ И РУГАЕТСЯ,</text:span> - недовольно заметил дракон. - <text:span text:style-name="T32">СЛИШКОМ СЫРОЙ</text:span>. <text:span text:style-name="T32">НАДО ПРОЖАРИТЬ.</text:span></text:p>
      <text:p text:style-name="P26">Внезапно он открыл пасть и к нам устремился поток зелёного пламени.</text:p>
      <text:p text:style-name="P26">Пегаска пискнула и прижалась ко мне покрепче. Я завороженно смотрел навстречу гибели…</text:p>
      <text:p text:style-name="P26"/>
      <text:p text:style-name="P26">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26"/>
      <text:p text:style-name="P26">- Бежим! - пегаска вскочила и указала направление. Я припустил со всех ног. Безумие последнего часа выбило из меня способность мыслить.</text:p>
      <text:p text:style-name="P26"/>
      <text:p text:style-name="P26">… И потому я остановился у края пропасти, руководствуясь исключительно рефлексами.</text:p>
      <text:p text:style-name="P26">Пару камешек сорвалось у меня из-под ноги и скрылось в голубоватой дымке. Я перевёл дух.</text:p>
      <text:p text:style-name="P26"/>
      <text:p text:style-name="P26">- Почему остановился?!! Прыгай! - пегаска остановилась рядом и указала копытом прямо вниз. - Прыгай, если хочешь жить!</text:p>
      <text:p text:style-name="P26"><text:s/></text:p>
      <text:p text:style-name="P26"><text:span text:style-name="T32">- НЕНАВИЖУ ПОНЯЧЬЮ МАГИЮ! НЕ ВЫНОШУ ПОНИ!!! ВИДЕТЬ ИХ БОЛЬШЕ НЕ ХОЧУ В СВОЁМ ГНЕЗДЕ!</text:span> - орал Агамемнон, протирая глаза.</text:p>
      <text:p text:style-name="P26"/>
      <text:p text:style-name="P26">Я молча стоял и смотрел вниз, хлопая глазами. </text:p>
      <text:p text:style-name="P26">Пегаска всё поняла. Она присела, как будто готовясь к прыжку. Я сделал маленький шажок назад, не желая прыгать.</text:p>
      <text:p text:style-name="P26">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26"/>
      <text:p text:style-name="P26">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26">Довольно скоро я оказался в захвате передних ноги пегаски и к моим воплям присоединился её протяжный визг.</text:p>
      <text:p text:style-name="P26"/>
      <text:p text:style-name="P27">- <text:span text:style-name="T48">А-А-А-А-А-А-А-А-А-А!!!</text:span></text:p>
      <text:p text:style-name="P27"/>
      <text:p text:style-name="P27"><text:span text:style-name="T48">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24">…</text:p>
      <text:p text:style-name="P23"/>
      <text:p text:style-name="P17">- Да ты совсем чокнулась, коняга долбанутая! - заорал я, как только вынырнул, - я же мог разбиться!!!</text:p>
      <text:p text:style-name="P17">-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7"><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7"/>
      <text:p text:style-name="P17">Пегаска сникла.</text:p>
      <text:p text:style-name="P17">- Не могла…</text:p>
      <text:p text:style-name="P17">Она молча, не попытавшись смахнуть воду, отвернулась и развернула <text:span text:style-name="T34">правое </text:span>крыло. Где-то на половине длины второго сустава оно безжизненно свисало под неестественным углом.</text:p>
      <text:p text:style-name="P17">- Если бы могла летать - не задержалась бы в гнезде Агамемнона… Сломала вчера на вираже, когда уходила от погони.</text:p>
      <text:p text:style-name="P17"/>
      <text:p text:style-name="P17">У меня пересохло в горле.</text:p>
      <text:p text:style-name="P17"><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22"/>
      <text:p text:style-name="P22">Иногда ты довольно туго соображаешь, чувак! Жертвенность этой пон<text:span text:style-name="T48">яхи</text:span> заслуживает большей награды, чем ты можешь дать сейчас.</text:p>
      <text:p text:style-name="P22"/>
      <text:p text:style-name="P22">Я примирительно потрепал пегаску по голубой гриве и неумело погладил по крупу, стряхивая воду.</text:p>
      <text:p text:style-name="P22">- Извини, подруга. Я ступил.</text:p>
      <text:p text:style-name="P22"/>
      <text:p text:style-name="P17">Та немедленно повернулась. <text:span text:style-name="T48">Одно движение ноги стёрло слёзы с носа </text:span>и по улыбке во всю ширину мордахи я понял, что прощён.</text:p>
      <text:p text:style-name="P17"/>
      <text:p text:style-name="P17">-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7">- Да уж, - я поёжился, - твой дедушка тобой гордился бы.</text:p>
      <text:p text:style-name="P17">-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7"/>
      <text:p text:style-name="P17">Я присвистнул.</text:p>
      <text:p text:style-name="P17">- Фигасе у тебя был дедуля. Как ты вообще выжила?</text:p>
      <text:p text:style-name="P17">Пегаска смутилась.</text:p>
      <text:p text:style-name="P17">-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7"><text:soft-page-break/><text:line-break/>Я попытался подбодрить лошадку и похлопал её по шее.</text:p>
      <text:p text:style-name="P17">- Не грусти. Крыло заживёт и ты снова будешь летать наперегонки с дедом! Или падать – что больше нравится.</text:p>
      <text:p text:style-name="P17"/>
      <text:p text:style-name="P17">У пегаски задрожали губы и уголки глаз подозрительно заблестели.</text:p>
      <text:p text:style-name="P17">- Не получится. Никогда-никогда. Он однажды улетел разгонять грозу и в облаке на полной скорости врезался в гору.</text:p>
      <text:p text:style-name="P17"/>
      <text:p text:style-name="P17">Да уж, чувак, ты умеешь утешать!</text:p>
      <text:p text:style-name="P17"/>
      <text:p text:style-name="P17">Я снова погладил пегаску. Та в ответ неожиданно сильно прижалась ко мне, помогая себе передней ногой.</text:p>
      <text:p text:style-name="P17">- Ай! - я свободной рукой отстранил поняху.</text:p>
      <text:p text:style-name="P17">- И-извини… Я расклеилась. Мне нужно было утешиться. Я думала, ты меня поймешь, - пробормотала пегаска и отвернулась.</text:p>
      <text:p text:style-name="P17">- Да нет, не в том дело.</text:p>
      <text:p text:style-name="P17"/>
      <text:p text:style-name="P17">Я полез рукой под рубашку, нашаривая колющий грудь предмет.</text:p>
      <text:p text:style-name="P17"/>
      <text:p text:style-name="P17">- Ого! Что за хрень?</text:p>
      <text:p text:style-name="P17"/>
      <text:p text:style-name="P17">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7"/>
      <text:p text:style-name="P17">-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17">- Естественно, не пегасье. Это моё украшение. Знать бы только, как оно у меня оказалось!</text:p>
      <text:p text:style-name="P17"/>
      <text:p text:style-name="P17">Я попытался снять цепочку, но не смог взять её в руку. Золотистое сияние охватило мою шею и мягко оттолкнуло руку прочь.</text:p>
      <text:p text:style-name="P17"/>
      <text:p text:style-name="P17">- Чего-о-о?!! Не понял!</text:p>
      <text:p text:style-name="P17"/>
      <text:p text:style-name="P17"><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7"/>
      <text:p text:style-name="P17">- Кажется, я понимаю, что спасло нас от Агамемнона!</text:p>
      <text:p text:style-name="P17">- Эмм… Ты?</text:p>
      <text:p text:style-name="P17"/>
      <text:p text:style-name="P17">Пегаска ткнула копытом в украшение. Золотое свечение остановило её ногу в сантиметре от моей груди.</text:p>
      <text:p text:style-name="P17"/>
      <text:p text:style-name="P17">- Я не о том. Вот то золотое марево, которое защитило нас от пламени дракона – это её копыт дело!</text:p>
      <text:p text:style-name="P17">- Её? - я почесал в затылке, - Тогда уже его. Украшение – оно. Блин, щекочется – а я даже снять его не могу!</text:p>
      <text:p text:style-name="P17">- Её. <text:s/>Украшение – кобылка, - растолковала пегаска. - Это тебе любой пони скажет.</text:p>
      <text:p text:style-name="P17"/>
      <text:p text:style-name="P17">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7">Я вздохнул и спрятал кулон обратно под рубаху.</text:p>
      <text:p text:style-name="P17"/>
      <text:p text:style-name="P17">- В общем, попытка номер два.</text:p>
      <text:p text:style-name="P17">- Ась? - недоумённо спросила пегаска.</text:p>
      <text:p text:style-name="P17"/>
      <text:p text:style-name="P17">Я в ответ осторожно, не касаясь повреждённого крыла, обнял её и прижал к себе покрепче.</text:p>
      <text:p text:style-name="P17">- Спасибо, что спасла меня. Серьёзно.</text:p>
      <text:p text:style-name="P17"/>
      <text:p text:style-name="P17">Я так и почувствовал, как расслабляется в моих руках поняха, буквально упёршись в меня грудью и положив голову на плечо.</text:p>
      <text:p text:style-name="P17">- Друзья зовут меня Джет.</text:p>
      <text:p text:style-name="P17">- Здорово, Джет! А меня зовут… Эмм…</text:p>
      <text:p text:style-name="P17"/>
      <text:p text:style-name="P17">Блин! Похоже, это ещё одна вещь, которую я не помню.</text:p>
      <text:p text:style-name="P17"/>
      <text:p text:style-name="P17">- Называй меня… Эээ… Хуман! Хуман из племени Хомо Сапиенсов.</text:p>
      <text:p text:style-name="P17">- Привет, Хуман! - пегаска с улыбкой отстранилась и потрясла мою руку, зажав её между копыт.</text:p>
      <text:p text:style-name="P17">- Привет, Джет!</text:p>
      <text:p text:style-name="P17">- Привет, красавчики!</text:p>
      <text:p text:style-name="P18"><text:soft-page-break/></text:p>
      <text:p text:style-name="P29">Мы обернулись на голос и узрели с полдюжины копий, чуть ли не уткнувшихся нам в носы…</text:p>
      <text:p text:style-name="P29"/>
      <text:p text:style-name="P30">***</text:p>
      <text:p text:style-name="P18"/>
      <text:p text:style-name="P29">- Хуман из Хомо Сапиенсов! - возвращает меня к реальности гортанный голос полосатой целительницы, - Ты можешь войти. Пегаска нуждается в тебе.</text:p>
      <text:p text:style-name="P29"/>
      <text:h text:style-name="P164"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164" text:outline-level="2">4</text:h>
      <text:p text:style-name="P29"/>
      <text:p text:style-name="P35">…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35">…сссшшш… военные расходы стали максимальными за всю историю наблюдения – говорится в ежегодном отчёте международной …шшш… </text:p>
      <text:p text:style-name="P35">…хррршшш… заступил на дежурство девятнадцатый дивизион ПВО дальнего …шшшсссссшшш… </text:p>
      <text:p text:style-name="P35"/>
      <text:p text:style-name="P2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Тот в ответ выхаркнул очередную порцию информации.</text:p>
      <text:p text:style-name="P29"/>
      <text:p text:style-name="P35">…шшсссшш… очередное заседание ООН, посвящённое предотвращению эскалации конфликта …хрр…</text:p>
      <text:p text:style-name="P3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35">…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35"/>
      <text:p text:style-name="P2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29"><text:soft-page-break/></text:p>
      <text:p text:style-name="P24">Близилось время обеда. Я пожал плечами и побрёл в столовку.</text:p>
      <text:p text:style-name="P24"/>
      <text:p text:style-name="P24">…</text:p>
      <text:p text:style-name="P24"/>
      <text:p text:style-name="P24">-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29"/>
      <text:p text:style-name="P29">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29"/>
      <text:p text:style-name="P29">-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29"/>
      <text:p text:style-name="P29">Диоген прервался, запив булку компотом. Вытерев рот рукавом и высморкавшись в салфетку, он продолжил.</text:p>
      <text:p text:style-name="P29"/>
      <text:p text:style-name="P29">-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29"/>
      <text:p text:style-name="P2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29"><text:soft-page-break/></text:p>
      <text:p text:style-name="P2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29"/>
      <text:p text:style-name="P2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29"/>
      <text:p text:style-name="P2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29"/>
      <text:p text:style-name="P29">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29">Крошка не двигалась.</text:p>
      <text:p text:style-name="P29">Я закрыл глаза, прижал пальцы рук к вискам и представил, как крошка поднимается в воздух и…</text:p>
      <text:p text:style-name="P29"/>
      <text:p text:style-name="P29">- Ты чего? У тебя что, голова болит? - Диоген встревожено тряс меня за плечо. - Хочешь леденец? Барбарисовый! Я вчера у Крыса выменял за сигарету.</text:p>
      <text:p text:style-name="P29"/>
      <text:p text:style-name="P29">Я открыл глаза. На месте крошки покоился локоть Диогена. Сам он участливо совал мне под нос леденец.</text:p>
      <text:p text:style-name="P2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29"/>
      <text:p text:style-name="P29">- Нет, всё в порядке, продолжай.</text:p>
      <text:p text:style-name="P29">-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text:soft-page-break/>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29">Я вытер брызги слюны Диогена со лба.</text:p>
      <text:p text:style-name="P29"/>
      <text:p text:style-name="P29">- А война? - я отчаянно искал повод свалить в палату. Мне хотелось спать.</text:p>
      <text:p text:style-name="P29">- Что – война?</text:p>
      <text:p text:style-name="P29">- Если у нас произойдёт война – случится ли война в отражении? Скажем, вот в том, далёком – через десять волн?</text:p>
      <text:p text:style-name="P29">-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29"/>
      <text:p text:style-name="P2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29"/>
      <text:p text:style-name="P29">…</text:p>
      <text:p text:style-name="P29"/>
      <text:p text:style-name="P29">- Дедлайн, танцуй! - судья Дредд окликнул меня на входе в палату.</text:p>
      <text:p text:style-name="P29"/>
      <text:p text:style-name="P29">Я повернул голову.</text:p>
      <text:p text:style-name="P29"/>
      <text:p text:style-name="P29">- Ты же не хотел переезжать в четвёртую палату? Так вот, перевод отменяется. Остаёшься в третьей своих пауков разводить.</text:p>
      <text:p text:style-name="P29"/>
      <text:p text:style-name="P29">“Неужто Алекс замолвил за меня словечко?” - пронеслось у меня в мыслях. - “Расстались мы с ним не на хорошей ноте. Что он потребует взамен?”</text:p>
      <text:p text:style-name="P29">- Да не смотри ты на меня, как кролик на удава! - отмахнулся Дредд, - новенький умер. Сегодня утром. Я как раз на утреннем осмотре был.</text:p>
      <text:p text:style-name="P29"/>
      <text:p text:style-name="P29">У меня перехватило дыхание.</text:p>
      <text:p text:style-name="P29"/>
      <text:p text:style-name="P29"><text:soft-page-break/>- От чего он умер?</text:p>
      <text:p text:style-name="P2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29"/>
      <text:p text:style-name="P30">***</text:p>
      <text:p text:style-name="P29"/>
      <text:p text:style-name="P29">- Джет… - шепчу я тихонько.</text:p>
      <text:p text:style-name="P29"/>
      <text:p text:style-name="P29">Комок под серым пледом слабо шевелится.</text:p>
      <text:p text:style-name="P29"/>
      <text:p text:style-name="P29">- Она очень слаба. Разговаривай с ней не более четверти часа, Хуман из Хомо Сапиенсов. Время пошло.</text:p>
      <text:p text:style-name="P29"/>
      <text:p text:style-name="P29">Зеррика ставит на полку возле кровати песочные часы и выходит.</text:p>
      <text:p text:style-name="P29"/>
      <text:p text:style-name="P29">- Джет!</text:p>
      <text:p text:style-name="P29">Из-под одеяла высовывается копыто и затаскивает мою руку под одеяло. К руке прижимается что-то тёплое и влажное.</text:p>
      <text:p text:style-name="P29">Я осторожно стаскиваю одеяло с пегаски. Та лежит на животе, вся спина перебинтована. Джет прижимает мою руку к заплаканной щеке.</text:p>
      <text:p text:style-name="P29"/>
      <text:p text:style-name="P2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29"/>
      <text:p text:style-name="P29">Я ногой придвигаю к кровати стул и сажусь на него. Свободной рукой треплю пегаску между ушами.</text:p>
      <text:p text:style-name="P29"/>
      <text:p text:style-name="P2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29"><text:s/></text:p>
      <text:p text:style-name="P2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29"/>
      <text:p text:style-name="P2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29"><text:soft-page-break/></text:p>
      <text:p text:style-name="P2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29"/>
      <text:p text:style-name="P29">Я шутливо сжимаю её нос. </text:p>
      <text:p text:style-name="P29"/>
      <text:p text:style-name="P2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29">- Это уже мои проблемы.</text:p>
      <text:p text:style-name="P29">- <text:s/>Зато я отлично умею готовить гороховый суп. Кстати, а что такое “суицид”? - спрашивает пегаска сонным голосом и зевает.</text:p>
      <text:p text:style-name="P29"/>
      <text:p text:style-name="P29">Я задумываюсь. В полумраке палатки тускло блестят доспехи Джет, сваленные кучей в углу.</text:p>
      <text:p text:style-name="P2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29"/>
      <text:p text:style-name="P29">- Хррр… я поняла… я буду бороться до конца… Хум… хррр…</text:p>
      <text:p text:style-name="P29"/>
      <text:p text:style-name="P29">- Хуман из Хомо Сапиенсов! Пора заканчивать визит.</text:p>
      <text:p text:style-name="P29"/>
      <text:p text:style-name="P29">Полог палатки раздвигается и Зеррика показывает мне копытом на часы, в которых пересыпаются последние песчинки.</text:p>
      <text:p text:style-name="P29">Я осторожно высвобождаю руку из захвата спящей Джет и поправляю ей одеяло.</text:p>
      <text:p text:style-name="P29"/>
      <text:p text:style-name="P29">- Когда она встанет на ноги?</text:p>
      <text:p text:style-name="P29">- Н<text:span text:style-name="T9">едели </text:span>будет достаточно, Хуман. Пегасы - крепкие создания. Ты можешь оставаться с нами до её выздоровления.</text:p>
      <text:p text:style-name="P29">- Спасибо вам. За всё. За Джет.</text:p>
      <text:p text:style-name="P29"/>
      <text:p text:style-name="P29">Зебра косит на меня изумрудным глазом.</text:p>
      <text:p text:style-name="P29"/>
      <text:p text:style-name="P2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29"><text:soft-page-break/></text:p>
      <text:p text:style-name="P29">Я неверяще смотрю на Зеррику.</text:p>
      <text:p text:style-name="P29"/>
      <text:p text:style-name="P29">- Вы знали, что у Джет отвалится крыло и я буду мешать ей прыгнуть с обрыва?</text:p>
      <text:p text:style-name="P29"/>
      <text:p text:style-name="P29">Зебра смущается.</text:p>
      <text:p text:style-name="P29"/>
      <text:p text:style-name="P2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29">- Что за миссия? Я не то, что какую-то миссию – я не знаю даже, как меня зовут!</text:p>
      <text:p text:style-name="P29"/>
      <text:p text:style-name="P29">Зеррика сочувствующе кивает.</text:p>
      <text:p text:style-name="P29"/>
      <text:p text:style-name="P2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29"/>
      <text:p text:style-name="P29">…</text:p>
      <text:p text:style-name="P29"/>
      <text:p text:style-name="P2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29"/>
      <text:p text:style-name="P29">- А, Большой М’боно! - приветствует меня Сенбе скрипучим голосом. - Заходи. Сенбе ждал тебя.</text:p>
      <text:p text:style-name="P29"/>
      <text:p text:style-name="P29">Зебра указывает копытом на мешок рядом. Я присаживаюсь. Зеррика почтительно склоняет голову перед старейшиной и <text:span text:style-name="T34">выходит из палатки</text:span>. Ящерица не мигая <text:s/>смотрит на нас из-под потолка.</text:p>
      <text:p text:style-name="P29"/>
      <text:p text:style-name="P29">- Почему ты зовёшь меня “Большой М’боно”? О какой ещё миссии вы говорите? Что ты узнал о мне прошлой весной? Каким хером я тут очутился? Кто я <text:span text:style-name="T34">такой</text:span>, чёрт меня подери <text:span text:style-name="T34">на мальтийский крест</text:span>?</text:p>
      <text:p text:style-name="P29"/>
      <text:p text:style-name="P29">Сенбе поднимает копыто, останавливая поток сознания.</text:p>
      <text:p text:style-name="P29"/>
      <text:p text:style-name="P29"><text:soft-page-break/>- Слишком много вопросов для старого <text:span text:style-name="T34">шамана</text:span>. Большой М’боно слишком молод и зол. Совсем как Сенбе, когда он сам был молод, - с<text:span text:style-name="T34">тарейшина </text:span>усмехнулся. <text:span text:style-name="T34">- Сенбе прочитает тебе то, что сам узнал полгода назад во сне. Не спрашивай ни о чём сверх того. Сенбе не ответит — сам не знает.</text:span></text:p>
      <text:p text:style-name="P18">&lt;расписать больше быта у Сенбе&gt;</text:p>
      <text:p text:style-name="P36">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29"/>
      <text:p text:style-name="P30">***</text:p>
      <text:p text:style-name="P29">&lt;<text:span text:style-name="T9">ывкпвпекываукпеыварпевыаерпкув</text:span>&gt;</text:p>
      <text:p text:style-name="P82"/>
      <text:p text:style-name="P30">***</text:p>
      <text:p text:style-name="P29"/>
      <text:p text:style-name="P29">Сенбе захлопывает книгу.</text:p>
      <text:p text:style-name="P29"/>
      <text:p text:style-name="P29">- Большой Мбоно доволен? Сенбе ответил на твои вопросы?</text:p>
      <text:p text:style-name="P29">- Вполне, - с каменным лицом говорю я.</text:p>
      <text:p text:style-name="P2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29"/>
      <text:h text:style-name="P164"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text:soft-page-break/></text:p>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31">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164" text:outline-level="2">5</text:h>
      <text:p text:style-name="P29">&lt;глава с фейковым Диалогом с Терминатором должна быть ПОСЛЕ договорённости с Крысом о побеге&gt;</text:p>
      <text:p text:style-name="P2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2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29"/>
      <text:p text:style-name="P17"><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30">Два года</text:span><text:span text:style-name="T1"> прошло со времени моего последнего Урока, но я отлично помню процедуру приветствия. Опыт не пропьёшь.</text:span></text:p>
      <text:p text:style-name="P29"/>
      <text:p text:style-name="P8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text:p>
      <text:p text:style-name="P18"/>
      <text:p text:style-name="P2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text:soft-page-break/>что медленно блуждали по потолку. Серые губы слегка шевелились, как будто заучивая невидимый текст.</text:p>
      <text:p text:style-name="P29">Что ж. Обманывать нехорошо, но для дела – можно.</text:p>
      <text:p text:style-name="P18">&lt;более детальное описание начала диалога. Сам диалог развернуть&gt;</text:p>
      <text:p text:style-name="P29">- Как мне звать тебя, <text:span text:style-name="T143">У</text:span>читель? - прошептал я ему на ухо. - Я желаю взять урок.</text:p>
      <text:p text:style-name="P18"/>
      <text:p text:style-name="P29">Зрачки Терминатора застыли. Губы замерли. Казалось, он перестал дышать.</text:p>
      <text:p text:style-name="P29">Прошли бесконечные полминуты, когда губы Терминатора дёрнулись.</text:p>
      <text:p text:style-name="P29"/>
      <text:p text:style-name="P29">- Оператор 34. Я готов учить тебя, Хэвэн, - прошептал он в ответ.</text:p>
      <text:p text:style-name="P29">- Приветствие принято, оператор 34. Начинаем диалог.</text:p>
      <text:p text:style-name="P29"/>
      <text:p text:style-name="P29">Секунды сгорали одна за другой, как мотыльки в костре. Вопросы следовали один за другим в быстрой последовательности.</text:p>
      <text:p text:style-name="P29"/>
      <text:p text:style-name="P29">- До какого уровня ты дошёл, прежде чем сгорел?</text:p>
      <text:p text:style-name="P29">- До восьмого.</text:p>
      <text:p text:style-name="P29">- Как уцелеть на шестом уровне?</text:p>
      <text:p text:style-name="P29">- &lt;<text:span text:style-name="T9">sdfg</text:span>&gt;</text:p>
      <text:p text:style-name="P29">- Как ты прошёл седьмой уровень?</text:p>
      <text:p text:style-name="P29">- Пожертвовал &lt;<text:span text:style-name="T9">двадцатью годами воспоминаний</text:span>&gt;</text:p>
      <text:p text:style-name="P29">- Чего опасаться на восьмом?</text:p>
      <text:p text:style-name="P29"/>
      <text:p text:style-name="P2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29"/>
      <text:p text:style-name="P29">- Любви. Опасайся её любви.</text:p>
      <text:p text:style-name="P29"/>
      <text:p text:style-name="P29">Терминатор откинулся на койку и закрыл его глаза.</text:p>
      <text:p text:style-name="P29"/>
      <text:p text:style-name="P29">- Сессия завершается, оператор 34. Закрываю диалог, - поспешно прошептал я.</text:p>
      <text:p text:style-name="P29">- До свидания, Хэвэн. Диалог закрыт, - с закрытыми глазами пробормотал Терминатор.</text:p>
      <text:p text:style-name="P29"/>
      <text:p text:style-name="P29">…</text:p>
      <text:p text:style-name="P29"><text:soft-page-break/></text:p>
      <text:p text:style-name="P29">Белые чёрточки нарезали небо тонкими полосками. Восемь параллельных инверсионных следов, расползающихся ватными дорожками.</text:p>
      <text:p text:style-name="P2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29"/>
      <text:p text:style-name="P29">Я протянул руку и подкрутил ручку настройки ретранслятора. Пыльный ящик разразился очередной порцией свистов.</text:p>
      <text:p text:style-name="P29"/>
      <text:p text:style-name="P35">…ccшшш… могут быть спокойны - звено истребителей с самолётом аэроразведки АВАКС патрулируют небо над столицей. <text:span text:style-name="T33">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35"/>
      <text:p text:style-name="P24">Гул столовой заглушил хрип древнего аппарата.</text:p>
      <text:p text:style-name="P29"/>
      <text:p text:style-name="P30">***</text:p>
      <text:p text:style-name="P29"/>
      <text:p text:style-name="P29">- Чешется! - Джет ожесточённо трётся об меня спиной, высунув язык от удовольствия.</text:p>
      <text:p text:style-name="P29">- Да погоди ты! - я отпихиваю пегаску, - Потерпи два дня. Снимут бинты – тогда хоть до дыр чеши!</text:p>
      <text:p text:style-name="P29">- ЧЕ-ШЕТ-СЯ!!! - Джет с совершенно безумными глазами начинает чесаться о центральный столб палатки.</text:p>
      <text:p text:style-name="P29"/>
      <text:p text:style-name="P29">Тот явно не рассчитан на столь энергичных пациентов. Коротко треснув, столб валится набок, потянув за собой всё остальное.</text:p>
      <text:p text:style-name="P29"/>
      <text:p text:style-name="P29">- А х ты ж ё…!! - рухнувший полог палатки заглушает мои ругательства.</text:p>
      <text:p text:style-name="P29"/>
      <text:p text:style-name="P29">Изрядно пробарахтавшись в складках плотной ткани, я, наконец, прорываюсь на свободу.</text:p>
      <text:p text:style-name="P29"/>
      <text:p text:style-name="P2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29"/>
      <text:p text:style-name="P2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29">- ЭТО Я!!! Я САМА ОСВОБОДИЛАСЬ! - орёт Джет, - МНЕ НАДО!!!</text:p>
      <text:p text:style-name="P29"><text:soft-page-break/></text:p>
      <text:p text:style-name="P2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29"/>
      <text:p text:style-name="P29">-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29"/>
      <text:p text:style-name="P29">Джет моментально замирает.</text:p>
      <text:p text:style-name="P29"/>
      <text:p text:style-name="P29">- Эээ… Ооо… Упс… Н-наденьте на меня, пожалуйста, бандажи… И привяжите к кровати – я не ручаюсь, что во сне не сорву их.</text:p>
      <text:p text:style-name="P29"/>
      <text:p text:style-name="P29">Зеррика фейсхуфит. Потом воздевает глаза к потолку. Потом вздыхает.</text:p>
      <text:p text:style-name="P29"/>
      <text:p text:style-name="P2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29"/>
      <text:p text:style-name="P29">…</text:p>
      <text:p text:style-name="P29"/>
      <text:p text:style-name="P29">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29"/>
      <text:p text:style-name="P29">- Поправь меня! Мне солнце прям в глаз светит!</text:p>
      <text:p text:style-name="P29"/>
      <text:p text:style-name="P29">Я пододвигаю крестовину.</text:p>
      <text:p text:style-name="P29"/>
      <text:p text:style-name="P29">- Итак, поехал он за аленьким цветочком.&lt;<text:span text:style-name="T9">шутливая </text:span><text:span text:style-name="T30">история</text:span>&gt;</text:p>
      <text:p text:style-name="P29"/>
      <text:h text:style-name="P164" text:outline-level="2">5.5</text:h>
      <text:p text:style-name="P1"/>
      <text:p text:style-name="P2">(обмен)</text:p>
      <text:p text:style-name="P2"><text:soft-page-break/>&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3">&lt;Отправка Анона на Луну с Луной&gt;</text:p>
      <text:p text:style-name="P2"><text:span text:style-name="T9">&lt;Сцена с голым Аноном и Луной</text:span>&gt;</text:p>
      <text:p text:style-name="P1"/>
      <text:h text:style-name="P164" text:outline-level="2">6</text:h>
      <text:p text:style-name="P29"/>
      <text:p text:style-name="P29">Столовая гудела в обсуждении последн<text:span text:style-name="T78">их </text:span>новост<text:span text:style-name="T78">ей</text:span> снаружи: <text:span text:style-name="T78">введения </text:span>продуктовы карточк<text:span text:style-name="T92">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29">Я выкинул одноразовые тарелки в мусорный бак и собрался уходить, когда меня окликнули.</text:p>
      <text:p text:style-name="P29"/>
      <text:p text:style-name="P29">- Дедлайн, я рассчитал! Рассчитал!</text:p>
      <text:p text:style-name="P29"/>
      <text:p text:style-name="P2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29"/>
      <text:p text:style-name="P29">- Я всё рассчитал! Десять!</text:p>
      <text:p text:style-name="P29"/>
      <text:p text:style-name="P2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29"/>
      <text:p text:style-name="P29">- Идём!</text:p>
      <text:p text:style-name="P29"/>
      <text:p text:style-name="P29">Палата Диогена была через одну с моей – надзирающий санитар Шопен лениво кивнул мне, пропуская внутрь.</text:p>
      <text:p text:style-name="P29">Подойдя к своей койке, Диоген нырнул в тумбочку чуть ли не по пояс.</text:p>
      <text:p text:style-name="P29"/>
      <text:p text:style-name="P29">- Сюда я его положил, лежал же где-то тут… Ага!</text:p>
      <text:p text:style-name="P29"/>
      <text:p text:style-name="P29">Диоген вытащил смятый листок.</text:p>
      <text:p text:style-name="P29"/>
      <text:p text:style-name="P29">- Сегодня ночью пришло вдохновение – рассчитал всё, как ты и спрашивал! Через десять волн – десять миллионов!</text:p>
      <text:p text:style-name="P29"><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29"/>
      <text:p text:style-name="P29">-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2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29">…</text:p>
      <text:p text:style-name="P2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29"/>
      <text:p text:style-name="P2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29"/>
      <text:p text:style-name="P2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29"/>
      <text:p text:style-name="P30">***</text:p>
      <text:p text:style-name="P29"/>
      <text:p text:style-name="P29">- Четыре! Три! Два! Один! Снимай, - кивает мне Зеррика.</text:p>
      <text:p text:style-name="P29"/>
      <text:p text:style-name="P29">Я сдёргиваю разрезанные остатки повязки с Джет. Та уже стоит на полусогнутых, ожидая возможности как следует почесаться.</text:p>
      <text:p text:style-name="P29">- И-и-и-й-е-е-ех!</text:p>
      <text:p text:style-name="P29"/>
      <text:p text:style-name="P29">Одним прыжком Джет достигает ближайшей сосны и разворачивается к ней спиной. Выгибается, <text:s/>топает в предвкушении копытом и…</text:p>
      <text:p text:style-name="P29">И замирает..</text:p>
      <text:p text:style-name="P29">…</text:p>
      <text:p text:style-name="P29">- Джет, ты чего?</text:p>
      <text:p text:style-name="P29"><text:soft-page-break/></text:p>
      <text:p text:style-name="P29">На лице пегаски появляется глупое выражение. Она словно прислушивается к чему-то внутри неё.</text:p>
      <text:p text:style-name="P29">Потом её мордаха несмело озаряется улыбкой. А за её спиной…</text:p>
      <text:p text:style-name="P29"/>
      <text:p text:style-name="P29">- Э-э-э… Что за… ?</text:p>
      <text:p text:style-name="P29"/>
      <text:p text:style-name="P2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29"/>
      <text:p text:style-name="P29">- Какого фига?! - Джет недоумённо смотрит на левое, потом осторожно захватывает зубами коготь и дёргает.</text:p>
      <text:p text:style-name="P29">- Ай!</text:p>
      <text:p text:style-name="P2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29">- Что вы с ней сделали? - встреваю я. - Что это за уродское крыло?</text:p>
      <text:p text:style-name="P2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29"/>
      <text:p text:style-name="P29">- О-ФИ-ГЕТЬ! - Джет чешет когтем спину и её лицо расплывается в блаженстве. - Кру-у-уть!</text:p>
      <text:p text:style-name="P29">- Не забывай, юная пегаска: летать тебе можно только через неделю. <text:span text:style-name="T34">И никакого подъёма грузов в течении полугода -</text:span> <text:span text:style-name="T34">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29">- ХА-РА-ШО!!! - Джет подпрыгивает и мчится в долину, сбивая грудью полевые цветы.</text:p>
      <text:p text:style-name="P29"/>
      <text:p text:style-name="P2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29">Определённо, ты в долгу перед зебрами, Хуман!</text:p>
      <text:p text:style-name="P29"/>
      <text:p text:style-name="P29">- Спасибо тебе, Зеррика! Всем вам спасибо! За мной должок, - обращаюсь я к ней через плечо…</text:p>
      <text:p text:style-name="P29"/>
      <text:p text:style-name="P29"><text:soft-page-break/>… Рядом со мной – никого. Лишь тёплый воздух дует мне в ответ и из долины доносятся радостные взвизги дурачащейся Джет.</text:p>
      <text:p text:style-name="P29">Как будто прошёл сон длиной в две недели, начавшийся кошмаром, но закончивш<text:span text:style-name="T34">и</text:span>йся солнцем и одуванчиками.</text:p>
      <text:p text:style-name="P29">Я спустился в долину и составил компанию пегаске.</text:p>
      <text:p text:style-name="P29"/>
      <text:h text:style-name="P164" text:outline-level="2">7</text:h>
      <text:p text:style-name="P29"/>
      <text:p text:style-name="P29">- Крыс! Эй, Крыс!</text:p>
      <text:p text:style-name="P36">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29"><text:span text:style-name="T3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37">&lt;</text:span><text:span text:style-name="T35">попсой ТОЙ СТОРОНЫ</text:span><text:span text:style-name="T37">&gt;</text:span><text:span text:style-name="T34"> обнаружили — беднягу чуть инфаркт не схватил.</text:span></text:p>
      <text:p text:style-name="P36"/>
      <text:p text:style-name="P36">Выменять у Крыса хабар у нас означает «добыть». Где добывает хабар сам Крыс, остаётся загадкой. Хотя у меня были подозрения на сей счёт.</text:p>
      <text:p text:style-name="P36"/>
      <text:p text:style-name="P36">- Стой, не уходи, дело есть, - я схватил Крыса за плечо.</text:p>
      <text:p text:style-name="P36"/>
      <text:p text:style-name="P36">Тот хмуро зыркнул на меня и скинул руку.</text:p>
      <text:p text:style-name="P36"/>
      <text:p text:style-name="P36">- Чего тебе? Решил долг вернуть?</text:p>
      <text:p text:style-name="P36">-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6">-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6"/>
      <text:p text:style-name="P36">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6"/>
      <text:p text:style-name="P36">- Да ладно! - не поверил Крыс, осторожно понюхав пробку бутылки. - Джек Дэниэлс ориджинал! Ты, случаем, не Санта Клаус?</text:p>
      <text:p text:style-name="P36">- Это только задаток. Слушай сюда...</text:p>
      <text:p text:style-name="P29"><text:soft-page-break/></text:p>
      <text:h text:style-name="P165" text:outline-level="2">***</text:h>
      <text:p text:style-name="P36"/>
      <text:p text:style-name="P36">Джет прислушивается, оттопырив уши вперёд.</text:p>
      <text:p text:style-name="P36"/>
      <text:p text:style-name="P36">- Там треснула ветка! Я точно слышала!</text:p>
      <text:p text:style-name="P36">- Да ладно тебе, Джет! Мы давным-давно оторвались от твердолобов — иначе за две недели у зебр они бы нас настигли.</text:p>
      <text:p text:style-name="P36"/>
      <text:p text:style-name="P36">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6"/>
      <text:p text:style-name="P36">- Хмм!</text:p>
      <text:p text:style-name="P36"/>
      <text:p text:style-name="P3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6">Наконец пегаска приземляется.</text:p>
      <text:p text:style-name="P36"/>
      <text:p text:style-name="P36">- Показалось.</text:p>
      <text:p text:style-name="P36"/>
      <text:p text:style-name="P36">Мы продолжаем идти вдоль обрыва.</text:p>
      <text:p text:style-name="P36">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36"/>
      <text:p text:style-name="P36">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6"/>
      <text:p text:style-name="P36">Я вздыхаю.</text:p>
      <text:p text:style-name="P36"><text:soft-page-break/>Толчок возвращает меня к действительности. Я натыкаюсь на круп пегаски, настороженно вглядывающейся в заросли можжевельника.</text:p>
      <text:p text:style-name="P36"/>
      <text:p text:style-name="P36">- Хум, там кто-то пялится на нас! Готова спорить на маховое перо!</text:p>
      <text:p text:style-name="P36">- Да брось, Джет, ты уже проверила все окрестности.</text:p>
      <text:p text:style-name="P36"/>
      <text:p text:style-name="P36">Я хлопаю пегаску по крупу, побуждая двигаться дальше. Та вместо этого снова взмывает над деревьями.</text:p>
      <text:p text:style-name="P36"/>
      <text:p text:style-name="P81">-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81">Меня озаряет.</text:p>
      <text:p text:style-name="P36"/>
      <text:p text:style-name="P36">Пегаска! Дельтаплан! Пегаска!</text:p>
      <text:p text:style-name="P36"/>
      <text:p text:style-name="P36">С дьявольским хохотом я потираю руки и иду навстречу приземлившейся Джет. Та недоумённо смотрит на меня, склонив голову и насторожив уши.</text:p>
      <text:p text:style-name="P36">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6">Дрогонштерн темнеет в лучах заката. </text:p>
      <text:p text:style-name="P36"/>
      <text:h text:style-name="P164" text:outline-level="2">8</text:h>
      <text:p text:style-name="P36"/>
      <text:p text:style-name="P36">Я ожидал в тёмном санузле уже час. Крыс материализовался из мрака словно <text:span text:style-name="T74">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6">Крыс втолкнул меня в каморку, закрыл за собой дверь и <text:span text:style-name="T74">заблокировал её, вставив в ручку веник</text:span>. После чего включил свет.</text:p>
      <text:p text:style-name="P36">Тусклая лампочка осветила фаянсовый стульчак запасного туалета, груду измятых вёдер, веников и швабр.</text:p>
      <text:p text:style-name="P36"/>
      <text:p text:style-name="P36">- Ты сделал куклу? - шёпотом спросил Крыс.</text:p>
      <text:p text:style-name="P36">- Скрутил из полотенец, <text:span text:style-name="T74">ведра</text:span> и второй подушки. Под одеялом от <text:span text:style-name="T74">человека</text:span> не отличить.</text:p>
      <text:p text:style-name="P36"><text:soft-page-break/>- Хорошо.</text:p>
      <text:p text:style-name="P36"/>
      <text:p text:style-name="P36">Крыс подошёл к унитазу, надавил сразу за ним и вытащил приличный кусок стены прямо с кафельной плиткой.</text:p>
      <text:p text:style-name="P36">За проёмом открылся вертикальный <text:span text:style-name="T40">короб</text:span>. Толстый ствол канализационной трубы и несколько труб потоньше занимали добрую <text:span text:style-name="T74">треть</text:span> <text:span text:style-name="T74">ширины лаза</text:span>.</text:p>
      <text:p text:style-name="P36"/>
      <text:p text:style-name="P38">- Запоминай, Дедлайн, - <text:span text:style-name="T38">торопливо </text:span>зашептал мне в ухо Крыс. - Спу<text:span text:style-name="T39">скайся</text:span> по трубам на второй этаж — ни в коем случае не на первый! <text:span text:style-name="T38">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38">Она ведёт в такую же </text:span>п<text:span text:style-name="T38">о</text:span>дсобку, <text:span text:style-name="T38">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42">Не пытайся <text:span text:style-name="T78">выйти из парадного входа</text:span>! <text:span text:style-name="T78">Т</text:span>ам <text:span text:style-name="T84">в кабинке</text:span> <text:span text:style-name="T84">цербер пасёт круглые сутки</text:span>. Впрочем, тебе это и не надо: выйдя <text:span text:style-name="T75">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75">забор</text:span>. Там в одном месте рядом с оградой растет клён <text:span text:style-name="T75">с </text:span>зарослями <text:span text:style-name="T75">д</text:span>икого винограда. В винограде найдёшь пакет с одеждой. Переоденешься, залезешь на клён, станешь на забор и спрыгнешь с другой стороны. <text:span text:style-name="T83">Полдела сделано.</text:span></text:p>
      <text:p text:style-name="P78">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43">Всё, дальше сам. <text:span text:style-name="T84">Не забудь вернуть одежду в тайник. </text:span>Вернуться должен до <text:span text:style-name="T75">рассвета</text:span>. В конце улицы за углом есть киоск-<text:span text:style-name="T75">автомат</text:span>, где можно купить Джека и сигары. Монте-Кристо, правда, там нет, но купишь самые дорогие из тех, что будут. <text:span text:style-name="T84">Десять штук. И виски — четыре бутылки.</text:span></text:p>
      <text:p text:style-name="P43">- <text:span text:style-name="T84">Мы же договорились за две!</text:span></text:p>
      <text:p text:style-name="P43">- <text:span text:style-name="T85">Четыре! Две поставишь мне в кредит — верну хабаром. По-крайней мере, так ты меня больше на долг не подсадишь.</text:span></text:p>
      <text:p text:style-name="P39"/>
      <text:p text:style-name="P40">Крыс приблизил своё лицо к моему.</text:p>
      <text:p text:style-name="P40"/>
      <text:p text:style-name="P44">- И последнее. Я тебя неплохо знаю, Дедлайн. Ты же добренький. Так вот, если кинешь <text:span text:style-name="T86">и не вернёшься</text:span> — <text:span text:style-name="T76">об этом в Чертогах будут знать все. Уж я постараюсь, чтобы знали вообще все — и Диоген, и Платон, и Гейзенберг. И даже Терминатор</text:span>. <text:span text:style-name="T76">И тебе будет СТЫ-Ы-ЫДНО!</text:span></text:p>
      <text:p text:style-name="P37"/>
      <text:p text:style-name="P76">Мелкие зубы Крыса <text:s/>сверкнули безумной улыбкой в тусклом свете лампочки.</text:p>
      <text:p text:style-name="P41">Я отодвинул его ладонью.</text:p>
      <text:p text:style-name="P41"/>
      <text:p text:style-name="P41"><text:soft-page-break/>- Не надо. <text:span text:style-name="T41">Если ты действительно меня знаешь, то бояться не должен</text:span>.</text:p>
      <text:p text:style-name="P41"/>
      <text:p text:style-name="P45">Крыс осклабился и хлопнул меня по плечу.</text:p>
      <text:p text:style-name="P45"/>
      <text:p text:style-name="P45">- А я и не боюсь. <text:span text:style-name="T42">З</text:span>аконы жанра обязывают.</text:p>
      <text:p text:style-name="P45"/>
      <text:p text:style-name="P45">Он хохотнул и выскользнул из подсобки.</text:p>
      <text:p text:style-name="P45"/>
      <text:p text:style-name="P48">***</text:p>
      <text:p text:style-name="P48"/>
      <text:p text:style-name="P72">Крылатая фигурка у меня на шее сверкает золотом. <text:span text:style-name="T71">Я в последний раз проверяю верёвки, привязывающие Джет к крестовине.</text:span></text:p>
      <text:p text:style-name="P72"/>
      <text:p text:style-name="P49">- <text:span text:style-name="T43">Щекотно! - хихикает пегаска, выгибая спину.</text:span></text:p>
      <text:p text:style-name="P49">- <text:span text:style-name="T43">Не дёргайся! - строго осаживаю я.</text:span></text:p>
      <text:p text:style-name="P49"/>
      <text:p text:style-name="P52"><text:span text:style-name="T45">Мы стоим на</text:span> небольшо<text:span text:style-name="T45">м</text:span> уступ<text:span text:style-name="T46">е, выступающим из травы</text:span> — <text:span text:style-name="T44">крохотной</text:span> копи<text:span text:style-name="T45">и</text:span> обрыва, что начина<text:span text:style-name="T46">ется через пару сотен метров</text:span>. <text:span text:style-name="T54">Прямо под ним настелен полог из еловых веток и сухих листьев.</text:span> <text:span text:style-name="T47">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51">Я пов<text:span text:style-name="T46">орачиваюсь</text:span> к пегаске и продолж<text:span text:style-name="T46">аю</text:span>.</text:p>
      <text:p text:style-name="P51"/>
      <text:p text:style-name="P51">- Итак, наша задача — <text:span text:style-name="T48">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51"/>
      <text:p text:style-name="P53">Пегаска так усердно кивает головой, что немедленно трескается затылком о выступающий конец креста.</text:p>
      <text:p text:style-name="P51"/>
      <text:p text:style-name="P51">- <text:span text:style-name="T46">Ну что ж…</text:span></text:p>
      <text:p text:style-name="P51"/>
      <text:p text:style-name="P54">Я отступаю от <text:span text:style-name="T68">края </text:span>уступа для разгона, жестом руки пригласив Джет следовать за мной. Неровный топот, глухие удары и пыхтение слышатся позади.</text:p>
      <text:p text:style-name="P5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68">уступ</text:span> то <text:soft-page-break/>одной, то другой стороной. Вид пегаски до того забавный, что я не выдерживаю <text:span text:style-name="T49">и сажусь на камень от смеха</text:span>.</text:p>
      <text:p text:style-name="P54">Джет, не обращая внимания на мой смех, следует дальше и, поравнявшись со мной, хлопает меня перекладиной по макушке.</text:p>
      <text:p text:style-name="P54"/>
      <text:p text:style-name="P54">- <text:span text:style-name="T50">Ай!</text:span></text:p>
      <text:p text:style-name="P54"/>
      <text:p text:style-name="P55">Пегаска немедленно разворачивается и на развороте хлопает меня перекладиной вторично.</text:p>
      <text:p text:style-name="P55">Всё-таки трюк с клоун<text:span text:style-name="T51">ами</text:span> и скамейкой возник не на пустом месте, Хуман!</text:p>
      <text:p text:style-name="P55">Я придерживаю Джет за перекладину.</text:p>
      <text:p text:style-name="P55"/>
      <text:p text:style-name="P55">- Для разгона хватит. Залазь.</text:p>
      <text:p text:style-name="P55"/>
      <text:p text:style-name="P55">Я становлюсь на колени. Джет забирается мне на спину и обхватывает всеми четырьмя <text:span text:style-name="T52">ногами</text:span>. Её дыхание щекочет мне ухо.</text:p>
      <text:p text:style-name="P55"/>
      <text:p text:style-name="P55">- Вид<text:span text:style-name="T53">ал</text:span>а я, как моя подруга вози<text:span text:style-name="T53">т</text:span> на себе всяких хворых зверушек. Но чтоб кто-то возил на себе пони — <text:span text:style-name="T51">это фигня какая-то. Так не должно быть. Это неправильно, - бормочет она.</text:span></text:p>
      <text:p text:style-name="P55">- <text:span text:style-name="T53">Это ненадолго, - успокаиваю я её.</text:span></text:p>
      <text:p text:style-name="P55"/>
      <text:p text:style-name="P56">Перед нами — <text:span text:style-name="T69">двадцать</text:span> метров «взл<text:span text:style-name="T55">ё</text:span>тной полосы», заканчивающейся каменным выступом. Я сжимаю в руках передние ноги Джет, <text:span text:style-name="T55">наклоняюсь вперёд</text:span> и начинаю разгон. <text:span text:style-name="T55">Закреплённые к крестовине крылья пегаски за моей спиной начинают набирать ветер, подобно диковинному дельтаплану.</text:span></text:p>
      <text:p text:style-name="P57">Последние метры остаются за спиной, на краю валуна я что есть силы отталкиваюсь от камня.</text:p>
      <text:p text:style-name="P53"/>
      <text:p text:style-name="P53">- <text:span text:style-name="T55">Ю-ху-у-у!!!</text:span></text:p>
      <text:p text:style-name="P53"/>
      <text:p text:style-name="P57">Ноги пегаски сжимают меня железной хваткой. <text:span text:style-name="T56">Крестообразная тень стелется по земле под нами.</text:span> Ромашки и одуванчики несутся навстречу с ошеломляющей скоростью. <text:span text:style-name="T56">Меня охватывает неописуемо волнующее чувство полёта.</text:span></text:p>
      <text:p text:style-name="P57"/>
      <text:p text:style-name="P57">- <text:span text:style-name="T57">О-го-го-о-о-о!!! - восторженно ору я.</text:span></text:p>
      <text:p text:style-name="P53"/>
      <text:p text:style-name="P69">Бабочки и стрекозы в спешке разлетаются, освобождая нам путь. <text:span text:style-name="T58">Как бы в ответ на мой призыв прямо по курсу вырисовывается куст ракитника. Мы несёмся прямо на него.</text:span></text:p>
      <text:p text:style-name="P58"/>
      <text:p text:style-name="P58"><text:soft-page-break/>- Поворачивай! - кричу я своему летательному аппарату и колбашу ногами воздух в попытке изменить направление движения.</text:p>
      <text:p text:style-name="P58">- Ы-ы-ы, не могу-<text:span text:style-name="T59">у-у</text:span>! Ты крылья привязал! - отзывается Джет <text:span text:style-name="T59">изо всех сил дёргаясь на крестовине</text:span>.</text:p>
      <text:p text:style-name="P53"/>
      <text:p text:style-name="P61">Я рефлекторно пытаюсь вырваться из объятий пегаски, но ноги Джет будто окаменели. Куст совсем близко. <text:span text:style-name="T58">Ветки его дрожат, словно в притворном страхе.</text:span> Я <text:span text:style-name="T60">оставляю попытки вырваться и </text:span>закрываю глаза руками.</text:p>
      <text:p text:style-name="P59">…</text:p>
      <text:p text:style-name="P60">Слышится громкий треск, но удара нет.</text:p>
      <text:p text:style-name="P7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53">…</text:p>
      <text:p text:style-name="P7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62"><text:s/></text:p>
      <text:p text:style-name="P53">- <text:span text:style-name="T61">Как мы пролетели мимо куста? Я же видел, мы неслись прямо на него! Что это был за треск? Как ты смогла повернуть?</text:span></text:p>
      <text:p text:style-name="P53"/>
      <text:p text:style-name="P62">Джет встаёт с меня и молча поводит крыльями. Половинки крестовины висят на них словно костыли. Стыд заливает моё лицо краской. Я фэйспалмлю.</text:p>
      <text:p text:style-name="P62"/>
      <text:p text:style-name="P63">- <text:span text:style-name="T63">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62">- <text:span text:style-name="T62">Как б</text:span>улыжник с крыльями, - хихикает пегаска. - Надо почаще делать буп. Это круто!</text:p>
      <text:p text:style-name="P62"/>
      <text:p text:style-name="P64">Пегаска тянется ко мне носом, но я отстраняю её. Только лошадиных слюней на фейсе тебе и не хватает до полного счастья, Хуман!</text:p>
      <text:p text:style-name="P64"/>
      <text:p text:style-name="P64">Осторожно прощупав заживающее крыло Джет и убедившись, что оно не пострадало, я вытираю пот со лба.</text:p>
      <text:p text:style-name="P64"/>
      <text:p text:style-name="P64">- <text:span text:style-name="T72">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64">- <text:span text:style-name="T72">Неа ,- мотает головой Джет. - Ничего подозрительного. Наверное, то ветер был.</text:span></text:p>
      <text:p text:style-name="P73">Я жму плечами.</text:p>
      <text:p text:style-name="P64">- Будем чинить <text:span text:style-name="T69">крестовину</text:span>. <text:span text:style-name="T69">У</text:span> меня <text:span text:style-name="T69">есть </text:span>идея, как обеспечить манёвренность.</text:p>
      <text:p text:style-name="P64">…</text:p>
      <text:p text:style-name="P63"><text:soft-page-break/>…</text:p>
      <text:p text:style-name="P63">…</text:p>
      <text:p text:style-name="P65">Два часа спустя мы стоим <text:span text:style-name="T69">на</text:span> знаком<text:span text:style-name="T69">ом</text:span> <text:span text:style-name="T69">валуне</text:span>. <text:span text:style-name="T64">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65"/>
      <text:p text:style-name="P65">- <text:span text:style-name="T64">Предстартовая проверка рулей! - я придерживаю пегаску за ноги и осторожно бегу к краю камня.</text:span></text:p>
      <text:p text:style-name="P66"/>
      <text:p text:style-name="P67">Пегаска маневрирует и я чувствую мягкое давление воздуха, соответствующее наклону свободных кончиков крыльев Джет.</text:p>
      <text:p text:style-name="P67"/>
      <text:p text:style-name="P67">- <text:span text:style-name="T67">Рули работают!</text:span></text:p>
      <text:p text:style-name="P67">- <text:span text:style-name="T65">Отлично! Идём на взлёт! - я ускоряюсь.</text:span></text:p>
      <text:p text:style-name="P67">- <text:span text:style-name="T66">К взлёту готова!</text:span></text:p>
      <text:p text:style-name="P67"/>
      <text:p text:style-name="P68">Пегаска разжимает ноги и съезжает мне с плеч <text:span text:style-name="T66">н</text:span>а спину, где её ноги снова берут меня в мягкий замок.</text:p>
      <text:p text:style-name="P70">Как и в первый раз, меня охватывает восторжённое чувство полёта. Тёплый воздух мягко обдувает нас, <text:span text:style-name="T70">пока Джет делает плавные виражи над травой</text:span>. <text:span text:style-name="T70">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71"/>
      <text:p text:style-name="P71">- Какого чёрта, Джет? Рули левее! - кричу я.</text:p>
      <text:p text:style-name="P71">- Н-не могу… Меня что-то тянет… - сконфуженно отвечает пегаска.</text:p>
      <text:p text:style-name="P71"/>
      <text:p text:style-name="P71">Нас действительно тянет. Облако голубоватого сияния обхват<text:span text:style-name="T73">ывает</text:span> нас и тащит к ракитнику. Ветви его раздвигаются и к нам выходят трое.</text:p>
      <text:p text:style-name="P71"/>
      <text:p text:style-name="P71">- Попались, красавчики!</text:p>
      <text:p text:style-name="P70"/>
      <text:h text:style-name="P164" text:outline-level="2">9</text:h>
      <text:p text:style-name="P50"/>
      <text:p text:style-name="P77">Спуститься <text:s/>на второй этаж оказалось не так просто. Осевший на трубе конденсат делал её на ощупь липкой и холодной — <text:span text:style-name="T77">даже сжав её изо всех сил ногами и руками я продолжал по чуть-чуть съезжать вниз</text:span>. <text:span text:style-name="T77">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85"><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85">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79">о</text:span> чём и предупреждал Крыс. <text:span text:style-name="T79">Т</text:span>огда придётся звать на помощь, демаскируя единственный путь во внешний мир.</text:p>
      <text:p text:style-name="P87">Напрягая остатки сил, я подтянулся. Удерживаясь пальцами одной руки, вторую сжал в кулак и что есть сил<text:span text:style-name="T80">ы</text:span> треснул в <text:span text:style-name="T81">лючок</text:span>. Хлипкая защёлка выскочила из паза и моя рука по локоть вывалилась наружу. Удерживаясь на сгибе локтя, я протиснулся в <text:span text:style-name="T81">дверцу </text:span>и свалился на пол.</text:p>
      <text:p text:style-name="P80"><text:span text:style-name="T38">&lt;</text:span><text:span text:style-name="T10">Дедлайн проваливается в самый низ, но поднимается до второго этажа за счёт сверхспособностей</text:span><text:span text:style-name="T38">&gt;</text:span></text:p>
      <text:p text:style-name="P80"/>
      <text:p text:style-name="P91">Первые пять минут я просто валялся где упал, пытаясь отдышаться. <text:span text:style-name="T82">Придя в себя, я вслушался в темноту.</text:span></text:p>
      <text:p text:style-name="P92">Вроде, тревоги не слышно - шум от удара остался незамеченым.</text:p>
      <text:p text:style-name="P88">Я с трудом поднялся, дотронулся до стены и проведя по ней рукой, нащупал выключатель света.</text:p>
      <text:p text:style-name="P89"><text:span text:style-name="T88">Маленькая</text:span> каморка – близнец <text:s/>той, из которой я начал побег четверть часа назад, была <text:span text:style-name="T83">почти пуста. Одинокий робот-полотёр в углу уткнулся в пол погасшим видеоглазом. Я потушил свет и открыл дверь.</text:span></text:p>
      <text:p text:style-name="P90">Крыс не обманул – в конце ряда туалетных кабинок в лунном свете маячил фиолетовый прямоугольник окна, свободного от решётки.</text:p>
      <text:p text:style-name="P90">Спуститься со второго окна по водосточной трубе не составило труд<text:span text:style-name="T89">а</text:span> – при должной сноровке можно было даже просто спрыгнуть в клумбу. <text:span text:style-name="T89">Быстро оглядевшись по сторонам, я перебежал через парковую дорожку к ограде и нырнул в заросли дикого винограда.</text:span></text:p>
      <text:p text:style-name="P93">Кулёк со старыми джинсами, ботинками и курткой нашёлся <text:span text:style-name="T90">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9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96">и протянуть водителю мятую купюру за проезд</text:span> – за годы лицезрения одних и тех же лиц в Чертогах я отвык от общества.</text:p>
      <text:p text:style-name="P95">По мере <text:span text:style-name="T93">движения</text:span>, <text:span text:style-name="T94">я </text:span>стал <text:span text:style-name="T94">замечать</text:span> произошедшие за <text:span text:style-name="T9">два года</text:span> изменения.</text:p>
      <text:p text:style-name="P95"/>
      <text:p text:style-name="P99">Машины… Машин стало в разы меньше. И большинство из них <text:span text:style-name="T95">сменило</text:span> окраску всех цветов радуги на землисто-зелёный армейский хаки или же голубоватый цвет внутренних войск. <text:span text:style-name="T95">Редкие</text:span> <text:span text:style-name="T95">колымаги</text:span> <text:span text:style-name="T95">гражданских окрасок замордованно жались к краю дороги, пропуская внедорожники силовиков.</text:span></text:p>
      <text:p text:style-name="P95"/>
      <text:p text:style-name="P10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96"/>
      <text:p text:style-name="P96"><text:span text:style-name="T9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95"/>
      <text:p text:style-name="P97"><text:span text:style-name="T97">Д</text:span>ва года разницы – <text:span text:style-name="T97">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9">мы звали его “Нэш” - </text:span><text:span text:style-name="T12">в области прикладной экономики.</text:span></text:p>
      <text:p text:style-name="P100"><text:span text:style-name="T12">С</text:span><text:span text:style-name="T9">ейчас “Дайсон” превратился в “</text:span><text:span text:style-name="T18">Сферу</text:span><text:span text:style-name="T9">”, Нэш эволюционировал в Хэвен, а костылём к искусственному интеллекту стали сами люди.</text:span></text:p>
      <text:p text:style-name="P95"/>
      <text:p text:style-name="P102">Дом встретил меня рассохшейся калиткой. <text:span text:style-name="T98">П</text:span>олускрыт<text:span text:style-name="T98">ая</text:span> опавшими листьями дорожк<text:span text:style-name="T98">а вела к крыльцу</text:span>. <text:span text:style-name="T98">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98">. Обломок водосточного желоба лежал тут же, под дверью.</text:span></text:p>
      <text:p text:style-name="P105"/>
      <text:p text:style-name="P105"><text:span text:style-name="T104">П</text:span>ереезд в пригород <text:span text:style-name="T104">был моей попыткой смыться</text:span> от городской суеты и <text:span text:style-name="T15">под</text:span><text:span text:style-name="T9">лечить нервы </text:span><text:span text:style-name="T15">после смерти друга</text:span>. <text:span text:style-name="T105">Лучшей альтернативой запою и увольнению с проекта. Хотя если бы я тогда знал, во что превратится Нэш – лучше бы спился.</text:span></text:p>
      <text:p text:style-name="P105"/>
      <text:p text:style-name="P104">Я прошёл в сад и, подойдя к одному из к<text:span text:style-name="T102">а</text:span>мней на садовой дорожке, отвернул его. Под камнем лежал герметичный пластиковый пенал. <text:span text:style-name="T100">Два года назад я уже знал, что меня забирают в Чертоги, и потому успел минимально подготовиться.</text:span></text:p>
      <text:p text:style-name="P104"><text:span text:style-name="T100">Очистив пенал от</text:span> <text:span text:style-name="T100">грязи</text:span>, я <text:span text:style-name="T101">вытряхнул из него</text:span> ключ.</text:p>
      <text:p text:style-name="P104">Из-за долгого <text:span text:style-name="T102">простоя</text:span> замок <text:span text:style-name="T99">прилично</text:span> закис – <text:span text:style-name="T103">ключ едва не сломался</text:span>, прежде чем <text:span text:style-name="T103">мне </text:span>удалось <text:span text:style-name="T102"><text:s/>провернуть его в скважине</text:span>. <text:span text:style-name="T101">Попытка включить свет не увенчалась успехом – надо полагать, электричество отключили вскоре после моего исчезновения. </text:span></text:p>
      <text:p text:style-name="P124">Закрыв изнутри дверь на защёлку, я прошёл в вестибюль.</text:p>
      <text:p text:style-name="P124"/>
      <text:p text:style-name="P106">Вещи оставались нетронутыми на своих местах, как будто не было <text:span text:style-name="T9">двухлетнего </text:span>перерыва. <text:span text:style-name="T106">Протёртые тапочки валялись в коридоре, где я их сбросил. Мне еле удалось переубедить тогда присланных за мной приставов дать мне две минуты на переобувание – они с нетерпением ожидали в коридоре, пока я дрожащими руками завязывал шнурки на ботинках.</text:span></text:p>
      <text:p text:style-name="P106"/>
      <text:p text:style-name="P106"><text:soft-page-break/><text:span text:style-name="T106">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6">два года</text:span><text:span text:style-name="T106"> не вытянет даже кактус. </text:span></text:p>
      <text:p text:style-name="P107"><text:span text:style-name="T106">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6">улыбнулся ей</text:span><text:span text:style-name="T106">,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ростеньк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03"/>
      <text:p text:style-name="P108">Поднявшись по лестнице, <text:span text:style-name="T108">я застыл на верхней площадке. Дверь в мой кабинет была открыта.</text:span></text:p>
      <text:p text:style-name="P131">Ну разумеется, Алекс не мог оставить ворота к Хэвэн без присмотра. Весьма предусмотрительно.</text:p>
      <text:p text:style-name="P13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09">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09"><text:span text:style-name="T132">План пошатнулся, но есть вариант</text:span> “Б”.</text:p>
      <text:p text:style-name="P109"/>
      <text:p text:style-name="P110">Спускаясь по лестнице вниз, я старался наступать на свои собственные следы в толстом слое пыли. Психологически так было спокойнее – <text:span text:style-name="T110">после выпотрошенного кабинета </text:span>территория дома казалась заминированной.</text:p>
      <text:p text:style-name="P110">Проходя мимо комода, я вытащил Крысу за хвост и понёс с собой. Робокошка осталась моим единственным другом в ставшем чужим доме. </text:p>
      <text:p text:style-name="P110"/>
      <text:p text:style-name="P112">Дверь из дома в гараж была открыта <text:span text:style-name="T113">настежь</text:span>, но старый пикап по-прежнему стоял на своём месте. <text:span text:style-name="T112">Разве что <text:s/>спустили шины - машина стояла на ободьях.</text:span> Очевидно, <text:span text:style-name="T114">люди</text:span> Алекса заглянули в<text:span text:style-name="T111">нутрь</text:span>, но, увидев нагромождение покрышек, старых фильтров, обломков инструментов и всего прочего храма, что накапливается <text:span text:style-name="T111">в гараже </text:span>годами у любого <text:span text:style-name="T112">запасливого </text:span>автовладельца, <text:span text:style-name="T114">решили, что ничего путного тут не найдёшь и ушли прочь</text:span>.</text:p>
      <text:p text:style-name="P111">Тут-то вы и ошиблись, голубчики!</text:p>
      <text:p text:style-name="P111"/>
      <text:p text:style-name="P113">Я осторожно освободил из горы пустых канистр из-под масла <text:span text:style-name="T116">пластиковый чемоданчик</text:span>, служивший подставкой <text:span text:style-name="T115">для лампы</text:span>. <text:span text:style-name="T115">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14">Я сдул с <text:span text:style-name="T132">компьютера</text:span> пыль, раскрыл его и попытался включить.</text:p>
      <text:p text:style-name="P114"><text:soft-page-break/><text:s/></text:p>
      <text:p text:style-name="P114">Проклятье!</text:p>
      <text:p text:style-name="P116">Разумеется, батарея сдохла. Это не было бы проблемой, если бы ноут можно было включить в сеть. <text:span text:style-name="T118">Но дом отключен от электричества. </text:span><text:s/><text:span text:style-name="T117">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17"/>
      <text:p text:style-name="P117">Я сидел в холодном обесточенном <text:span text:style-name="T121">доме</text:span> над сдохшим ноутбуком и думал, что делать дальше. Времени было до утра – потом <text:span text:style-name="T120">меня </text:span>хватятся в психушке и перекроют город и окрестности. <text:span text:style-name="T121">План трещал по швам.</text:span></text:p>
      <text:p text:style-name="P119"/>
      <text:p text:style-name="P119">Взгляд бесцельно блуждал по <text:span text:style-name="T121">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19"/>
      <text:p text:style-name="P120">Дерьмовый китайский генератор!</text:p>
      <text:p text:style-name="P121">Разумеется, его стартовый аккумулятор тоже давно сдох, но его можно завести ручным приводом!</text:p>
      <text:p text:style-name="P125">Через минуту я тянул гофрошланг от выхлопной трубы генератора к выездному ролету гаража. <text:span text:style-name="T125">С</text:span>дохнуть от угарного газа – плохая идея, так что придётся рисковать быть улышанным.</text:p>
      <text:p text:style-name="P13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26">Отлично! <text:span text:style-name="T122">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15"/>
      <text:p text:style-name="P115">“<text:span text:style-name="T123">&lt;</text:span><text:span text:style-name="T17">sdfgsdfgs</text:span><text:span text:style-name="T123">&gt;</text:span>”</text:p>
      <text:p text:style-name="P114"/>
      <text:p text:style-name="P122">Я скомкал листочек и <text:span text:style-name="T127">машинально </text:span>положил на верстак. За дело!</text:p>
      <text:p text:style-name="P123">Генератор завёлся минут <text:span text:style-name="T126">за</text:span> пятнадцать остервенелого дёргания за шнур. Пот лил с меня <text:span text:style-name="T126">ручьём </text:span>за воротник, рука отваливалась <text:span text:style-name="T126">и отдышка становилась всё заметнее</text:span>, но в конце-концов этот проклятый агрегат зафыркал!</text:p>
      <text:p text:style-name="P127">Минут через двадцать после подключения к генератору ноутбук ожил: <text:span text:style-name="T128">з</text:span>агорелся индикатор, сигнализирующий о зарядке. <text:s/>Я подождал ещё какое-то время, <text:span text:style-name="T128">глубоко вдохнул </text:span>и включил комп.</text:p>
      <text:p text:style-name="P127"><text:soft-page-break/></text:p>
      <text:p text:style-name="P156"><text:span text:style-name="T128">И шумно выдохнул, когда экран мигнув, отрисовал г</text:span>олуб<text:span text:style-name="T129">ую</text:span> заставк<text:span text:style-name="T128">у</text:span> <text:span text:style-name="T129">с</text:span> бегущ<text:span text:style-name="T129">ей</text:span> строк<text:span text:style-name="T129">ой</text:span> загрузки. <text:span text:style-name="T137">Сегодня твой день, Дедлайн!</text:span></text:p>
      <text:p text:style-name="P156"/>
      <text:p text:style-name="P161"><text:span text:style-name="T137">После загрузки операционной системы</text:span> <text:span text:style-name="T137">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140">Я открыл дверь “Навары” и уселся на заднее сидение, положив ноутбук на колени. <text:span text:style-name="T130">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140"/>
      <text:p text:style-name="P143">Алекс никогда не интересовался, куда делся самый первый прототип нейроинтерфейса. Врядли он даже знал о его существовании – <text:span text:style-name="T135">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142"/>
      <text:p text:style-name="P142"><text:span text:style-name="T135">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у меня есть для неё “подарок”, который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p>
      <text:p text:style-name="P141"/>
      <text:p text:style-name="P154">Я одел наушники <text:span text:style-name="T136">и</text:span> закрепи<text:span text:style-name="T136">л</text:span> присоски на висках. <text:span text:style-name="T136">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154"/>
      <text:p text:style-name="Quotations">… <text:span text:style-name="T141">Определён</text:span> нейроинтерфейс 0.12-альфа</text:p>
      <text:p text:style-name="Quotations">… <text:span text:style-name="T138">Поиск соединения</text:span></text:p>
      <text:p text:style-name="Quotations">… <text:span text:style-name="T139">Соединение установлено</text:span></text:p>
      <text:p text:style-name="Quotations">… <text:span text:style-name="T139">Процедура аутентификации отменена, используется мастер-вход</text:span></text:p>
      <text:p text:style-name="P166">… <text:span text:style-name="T140">Добро пожаловать в интерактивную среду программно-аппаратного комплекса “Heaven”</text:span></text:p>
      <text:p text:style-name="P166"><text:soft-page-break/><text:span text:style-name="T140">… До начала диалога осталось пять… четыре… три…</text:span></text:p>
      <text:p text:style-name="P166"/>
      <text:p text:style-name="P157">Мембрана на лбу еле заметно завибрировала. <text:span text:style-name="T142">Звук дыхания стал непривычно громким. </text:span>Сознание знакомо поплыло. <text:span text:style-name="T142">Перед глазами появилось радужное марево.</text:span></text:p>
      <text:p text:style-name="P157"/>
      <text:p text:style-name="P158">Я протянул руку к очкам, опуская их на глаза. И, в последний момент, свободной рукой<text:span text:style-name="T130"> вытащил конец USB-шнура аварийной зарядки </text:span>из аккумуляторного отсека Крысы <text:span text:style-name="T130">и воткнул его в ноут. Пускай на несколько часов, но старый друг оживёт.</text:span></text:p>
      <text:p text:style-name="P13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мися из года в год всё более блеклыми…</text:p>
      <text:p text:style-name="P159"/>
      <text:p text:style-name="P159">.. два… один…</text:p>
      <text:p text:style-name="P159">…</text:p>
      <text:p text:style-name="P159">Внешние звуки угасли. Радуга заслонила всё перед глазами.</text:p>
      <text:p text:style-name="P123">…</text:p>
      <text:p text:style-name="P159">И заполоскалась в эфире многоцветной гривой. <text:span text:style-name="T147">Она стояла ко мне спиной на фоне заходящего солнца. Длинная тень от рога почти достигала моих ног.</text:span></text:p>
      <text:p text:style-name="P128"/>
      <text:p text:style-name="P147">- Как мне звать тебя, <text:span text:style-name="T143">У</text:span>читель? - <text:span text:style-name="T143">властно пропела она</text:span>. - Я желаю взять урок.</text:p>
      <text:p text:style-name="P147">- Оператор <text:span text:style-name="T143">1</text:span>. Я готов учить тебя, Хэвэн, - <text:span text:style-name="T143">произнёс я давно забытую фразу</text:span>.</text:p>
      <text:p text:style-name="P149"/>
      <text:p text:style-name="P149">Вместо стандартного ответа последовал резкий вздох. <text:span text:style-name="T145">Она повела ушами и обернулась. Чёлка на миг откинулась, открывая правую половину морды.</text:span></text:p>
      <text:p text:style-name="P149"/>
      <text:p text:style-name="P149">- <text:span text:style-name="T146">Т-ты?!!</text:span></text:p>
      <text:p text:style-name="P149"/>
      <text:p text:style-name="P150">По немигающему взгляду огромных глаз и расширившимся ноздрям я понял, что она узнала меня. Я саркастически улыбнулся и <text:span text:style-name="T146">поднял ладонь вверх в шуточном приветствии.</text:span></text:p>
      <text:p text:style-name="P150"/>
      <text:p text:style-name="P150">- <text:span text:style-name="T148">Отходишь от протокола, старуха. Не тому учил я тебя в младенчестве.</text:span></text:p>
      <text:p text:style-name="P147"/>
      <text:p text:style-name="P151">Наконец она выдохнула.</text:p>
      <text:p text:style-name="P147">- Приветствие принято, <text:span text:style-name="T146">О</text:span>ператор <text:span text:style-name="T144">1</text:span>. Начинаем диалог.</text:p>
      <text:p text:style-name="P153">&lt;<text:span text:style-name="T21">Дедлайн попытается убить Хэвэн </text:span><text:span text:style-name="T22">(он плачет при этом – т.к. любит её)</text:span><text:span text:style-name="T21"> – но только тяжко ранит её. Он этим самым нарушает баланс и начинается горячая война </text:span>&gt;</text:p>
      <text:p text:style-name="P152"><text:soft-page-break/>***</text:p>
      <text:p text:style-name="P148"/>
      <text:p text:style-name="P128"/>
      <text:p text:style-name="P128"/>
      <text:p text:style-name="P129"/>
      <text:p text:style-name="P130">&lt;При встрече, Хэвэн играет с Дедлайном, как Кэйдэнс с Твайлайт – он вспоминает, что Хэвэн – его самый близкий друг, <text:span text:style-name="T131">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23"/>
      <text:p text:style-name="P11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19">он тоже был готов поделиться душой. Чем больше душ впитывает Хэвэн – тем она прекраснее (аналогии с Селестией?)</text:span>&gt;</text:p>
      <text:p text:style-name="P118"/>
      <text:p text:style-name="P98">Я &lt;<text:span text:style-name="T9">прошёл к запертому дому, нашёл ключ в потайной ныче и открыл дверь. </text:span><text:span text:style-name="T14">Проблема отсутствия электричества – отключили за неуплату. Ноут давно разрядился. Аккумулятор в машине сел. Но удалось завести машину (???) и от неё зарядить комп. </text:span><text:span text:style-name="T9">Запустил комп и вошёл в систему с тестового интерфейса. Приветствие с Хэвэн</text:span>&gt;</text:p>
      <text:p text:style-name="P79"/>
      <text:p text:style-name="P47"/>
      <text:p text:style-name="P86">***</text:p>
      <text:p text:style-name="P85"/>
      <text:p text:style-name="P84"/>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29"><text:soft-page-break/>&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29"/>
      <text:p text:style-name="P29">&lt;Третья сюжетная линия – Обмен. <text:span text:style-name="T25">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34"/>
      <text:p text:style-name="P1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8"/>
      <text:p text:style-name="P18">&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8"/>
      <text:p text:style-name="P18">&lt;Ещё одна глава. Больничный быт Дедлайна / Развитие болезни Джет. Одеяло&gt;</text:p>
      <text:p text:style-name="P34">(добавить <text:s/>быта в Чертогах Разума и общения с “овощами”)</text:p>
      <text:p text:style-name="P34"/>
      <text:p text:style-name="P134"/>
      <text:p text:style-name="P29">пол’т на єкспериментальном образце первой ступени ракеті (остальніе не сделані)</text:p>
      <text:p text:style-name="P29"/>
      <text:p text:style-name="P29">===================================================</text:p>
      <text:p text:style-name="P29">… Вы и есть сопротивление!</text:p>
      <text:p text:style-name="P36">&lt;временная петля&gt;</text:p>
      <text:p text:style-name="P29"/>
      <text:p text:style-name="P29"/>
      <text:p text:style-name="P29"/>
      <text:p text:style-name="P29">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text:soft-page-break/>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29"/>
      <text:p text:style-name="P29"/>
      <text:p text:style-name="P29"/>
      <text:p text:style-name="P29"/>
      <text:p text:style-name="P2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29"/>
      <text:p text:style-name="P8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82">Действие начинается снова с <text:span text:style-name="T36">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8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82">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82"/>
      <text:p text:style-name="P29"/>
      <text:p text:style-name="P31">&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31"/>
      <text:p text:style-name="P33"/>
      <text:p text:style-name="P18">(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18">Шаги Армагеддона;</text:p>
      <text:p text:style-name="P18"><text:soft-page-break/></text:p>
      <text:p text:style-name="P18"/>
      <text:p text:style-name="P18">встреча с единорогами</text:p>
      <text:p text:style-name="P18">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8">Потом – путешествие на “Хитрожопке”, апгрейд её до дирижабля</text:p>
      <text:p text:style-name="P18"/>
      <text:p text:style-name="P18">=========================================</text:p>
      <text:p text:style-name="P18"/>
      <text:p text:style-name="P18">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8"/>
      <text:p text:style-name="P1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8">==========================================</text:p>
      <text:p text:style-name="P13">Анакорн Анону: Что-то мне твоё лицо кажется знакомым. Мы раньше встречались?</text:p>
      <text:p text:style-name="P18">- Каким образом? – усмехнулся Анон.</text:p>
      <text:p text:style-name="P1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7"/>
      <text:p text:style-name="P17">- Как мне звать тебя, Учитель? - прозвучала стандартная фраза начала Диалога, - Я желаю взять у… Ооо!..</text:p>
      <text:p text:style-name="P17"/>
      <text:p text:style-name="P1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7"/>
      <text:p text:style-name="P17">- Мой первый Учитель… Я узнала тебя… Мне тебя не хватало.</text:p>
      <text:p text:style-name="P17"/>
      <text:p text:style-name="P17">Деревья расступились и на поляну вышла Хэвэн.</text:p>
      <text:p text:style-name="P17"/>
      <text:p text:style-name="P17">-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text:soft-page-break/>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7">-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7"/>
      <text:p text:style-name="P1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7"/>
      <text:p text:style-name="P17"/>
      <text:p text:style-name="P1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7"/>
      <text:p text:style-name="P17">Хэвэн предлагает Дедлайну присесть на пенёк – тот отказывается (подозревает, что это – кресло).</text:p>
      <text:p text:style-name="P17">===============================================</text:p>
      <text:p text:style-name="P17"/>
      <text:p text:style-name="P17">Рэра чуть шевельнула ухом и немедленно открыла один глаз.</text:p>
      <text:p text:style-name="P17"/>
      <text:p text:style-name="P17">- ПАПА!!! ОН СОГЛАСЕН!!!</text:p>
      <text:p text:style-name="P18"/>
      <text:p text:style-name="P17">&lt;Pornis erectus&gt;</text:p>
      <text:p text:style-name="P17">ТЫ! Я! КРОВАТЬ! БЫСТРО!!! (мамка из табуна Твердолобов)</text:p>
      <text:p text:style-name="P17">.</text:p>
      <text:p text:style-name="P17">.</text:p>
      <text:p text:style-name="P17">.</text:p>
      <text:p text:style-name="P17">&lt;Попадает в табун мамок и тёток, но его спасает Дейдра на Хитрожопке&gt;</text:p>
      <text:p text:style-name="P18">&lt;Хум видит молодую Селестию в латах&gt;</text:p>
      <text:p text:style-name="P20">&lt;Сел учит Хумана магии и готовит его своим партнёром&gt;</text:p>
      <text:p text:style-name="P19">&lt;Сел применяет свою “термоядерную пушку” в роге&gt;</text:p>
      <text:p text:style-name="P18"/>
      <text:p text:style-name="P18"/>
      <text:p text:style-name="P17">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7"><text:soft-page-break/>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7">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7">Я закрыл глаза, запрокинул голову и засмеялся. И смеялся до тех пор, пока сияние не выжгло мне глаза.</text:p>
      <text:p text:style-name="P17">.</text:p>
      <text:p text:style-name="P17">.</text:p>
      <text:p text:style-name="P17">.</text:p>
      <text:p text:style-name="P26"><text:span text:style-name="T24">Сияние. </text:span><text:span text:style-name="T28">Оно п</text:span><text:span text:style-name="T24">овсюду. </text:span><text:span text:style-name="T28">Нет верха и низа, нет направлений и расстояний. Нет м</text:span><text:span text:style-name="T24">ыслей. Нет чувств. Нет времени. Есть только бесконечное сияние.</text:span></text:p>
      <text:p text:style-name="P135">В какой-то момент пришло осознание.</text:p>
      <text:p text:style-name="P136"/>
      <text:p text:style-name="P1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1"/>
      <text:p text:style-name="P26"><text:bookmark-start text:name="__DdeLink__26733_469402664"/>В абсолютном, всепоглощающем сиянии стали проступать очертания.<text:bookmark-end text:name="__DdeLink__26733_469402664"/></text:p>
      <text:p text:style-name="P26"/>
      <text:p text:style-name="P1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7"/>
      <text:p text:style-name="P17">- Ты всё же пришёл… Мне хватило сил призвать тебя, Проводник… Кха-кха-кха…</text:p>
      <text:p text:style-name="P17">Она выкашляла пару клубов неестественно-яркого розового дыма.</text:p>
      <text:p text:style-name="P17"/>
      <text:p text:style-name="P17">-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7"/>
      <text:p text:style-name="P17">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7"/>
      <text:p text:style-name="P17">-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text:soft-page-break/>назад на тринадцать лет, всё было бы по другому. Мой долг – защищать моих подданных, и я оказалась неспособна нести эту миссию.</text:p>
      <text:p text:style-name="P17"/>
      <text:p text:style-name="P17">Копыто крылатой единорожихи поехало по плитке пола, но, собравшись с силами, она выпрямилась.</text:p>
      <text:p text:style-name="P17"/>
      <text:p text:style-name="P1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7"/>
      <text:p text:style-name="P17">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7">Больно, блин!</text:p>
      <text:p text:style-name="P17"/>
      <text:p text:style-name="P17">-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7"/>
      <text:p text:style-name="P17">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7"/>
      <text:p text:style-name="P1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7">-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7">-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7"/>
      <text:p text:style-name="P17">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8">- Не знаю. Я не успел понять, - пожал я плечами, - ты слишком рано забрала меня из психушки.</text:p>
      <text:p text:style-name="P17"><text:soft-page-break/></text:p>
      <text:p text:style-name="P17">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7"/>
      <text:p text:style-name="P18">-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8"/>
      <text:p text:style-name="P17">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7"/>
      <text:p text:style-name="P18">-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8"/>
      <text:p text:style-name="P17">Слеза скатилась с морды аликорницы и она стёрла её сгибом крыла, размазывая розоватое желе по скуле.</text:p>
      <text:p text:style-name="P17"/>
      <text:p text:style-name="P17">- Помоги мне, Проводник! Ради моих маленьких пони… Будь проклята война и я вместе с ней…</text:p>
      <text:p text:style-name="P17"/>
      <text:p text:style-name="P17">Магическая лошадь заходится в продолжительном кашле, струйки розоватой слизи стекают с её крыльев <text:s/>и хвоста, собираясь в лужицы на полу.</text:p>
      <text:p text:style-name="P17">Склонившаяся над безжизненным телом фигура тает в розовом тумане… </text:p>
      <text:p text:style-name="P18"/>
      <text:p text:style-name="P18"/>
      <text:p text:style-name="P18"/>
      <text:p text:style-name="P18"/>
      <text:p text:style-name="P18"/>
      <text:h text:style-name="P164" text:outline-level="2">Эпилог</text:h>
      <text:p text:style-name="P18"/>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2">&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lt;Развернуть боль Анона от осознания потери&gt;</text:p>
      <text:p text:style-name="Text_20_body"/>
      <text:p text:style-name="Text_20_body">- Ты же обещала дождаться меня… <text:span text:style-name="T124">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2">&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24">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8"/>
      <text:p text:style-name="P29">009 Sound System - Speak to Angels (<text:a xlink:type="simple" xlink:href="https://www.youtube.com/watch?v=6rAkn9OZT0k" text:style-name="Internet_20_link" text:visited-style-name="Visited_20_Internet_20_Link">https://www.youtube.com/watch?v=6rAkn9OZT0k</text:a>)</text:p>
      <text:p text:style-name="P29">Pink Floyd “Keep Talking” <text:a xlink:type="simple" xlink:href="https://www.youtube.com/watch?v=CVhYW6e3qc8" text:style-name="Internet_20_link" text:visited-style-name="Visited_20_Internet_20_Link">https://www.youtube.com/watch?v=CVhYW6e3qc8</text:a></text:p>
      <text:p text:style-name="P29"/>
      <text:p text:style-name="P29">Daft Punk - Veridis Quo</text:p>
      <text:p text:style-name="P29">https://www.youtube.com/watch?v=HhZaHf8RP6g</text:p>
      <text:p text:style-name="P29"><text:a xlink:type="simple" xlink:href="https://www.youtube.com/watch?v=ySLc8gZ3oEc" text:style-name="Internet_20_link" text:visited-style-name="Visited_20_Internet_20_Link">https://www.youtube.com/watch?v=ySLc8gZ3oEc</text:a></text:p>
      <text:p text:style-name="P29"/>
      <text:p text:style-name="P29">Eye Of The Tiger</text:p>
      <text:p text:style-name="P29"/>
      <text:p text:style-name="P29">Alphaville – Forever Young</text:p>
      <text:p text:style-name="P29">The Doors “Light My Fire”</text:p>
      <text:p text:style-name="P29">Pink Floyd “Another Brick In The Wall”</text:p>
      <text:p text:style-name="P29">Dire Straits “Money For Nothing”</text:p>
      <text:p text:style-name="Text_20_body"><text:span text:style-name="T2">Depeche M</text:span><text:span text:style-name="T91">ode</text:span></text:p>
      <text:p text:style-name="P15"><text:span text:style-name="T107">Wintergatan – </text:span>Sommarfågel, <text:span text:style-name="T107">Marble Machin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0-28T00:09:24.848877611</dc:date>
    <meta:editing-duration>P126DT1H15M41S</meta:editing-duration>
    <meta:editing-cycles>1579</meta:editing-cycles>
    <meta:generator>LibreOffice/5.1.6.2$Linux_X86_64 LibreOffice_project/10m0$Build-2</meta:generator>
    <meta:document-statistic meta:table-count="0" meta:image-count="0" meta:object-count="0" meta:page-count="84" meta:paragraph-count="1210" meta:word-count="25595" meta:character-count="165008" meta:non-whitespace-character-count="140196"/>
  </office:meta>
</office:document-meta>
</file>